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Noto Mono" fo:font-size="9pt" fo:background-color="#72bf44" style:font-size-asian="9pt" style:font-size-complex="9pt"/>
    </style:style>
    <style:style style:name="P2" style:family="paragraph" style:parent-style-name="Standard">
      <style:text-properties style:font-name="Noto Mono" fo:font-size="7pt" fo:background-color="#ffffff" style:font-size-asian="7pt" style:font-size-complex="7pt"/>
    </style:style>
    <style:style style:name="P3" style:family="paragraph" style:parent-style-name="Standard">
      <style:text-properties style:font-name="Noto Mono" fo:font-size="7pt" officeooo:paragraph-rsid="00224346" fo:background-color="#ffffff" style:font-size-asian="7pt" style:font-size-complex="7pt"/>
    </style:style>
    <style:style style:name="P4" style:family="paragraph" style:parent-style-name="Standard">
      <style:paragraph-properties fo:break-before="page"/>
      <style:text-properties style:font-name="Noto Mono" fo:font-size="9pt" fo:background-color="#ffffff" style:font-size-asian="9pt" style:font-size-complex="9pt"/>
    </style:style>
    <style:style style:name="T1" style:family="text">
      <style:text-properties fo:background-color="#6a1816" loext:char-shading-value="0"/>
    </style:style>
    <style:style style:name="T2" style:family="text">
      <style:text-properties fo:background-color="#6a1816" loext:char-shading-value="0"/>
    </style:style>
    <style:style style:name="T3" style:family="text">
      <style:text-properties fo:background-color="#000000" loext:char-shading-value="0"/>
    </style:style>
    <style:style style:name="T4" style:family="text">
      <style:text-properties officeooo:rsid="00297064" fo:background-color="#000000" loext:char-shading-value="0"/>
    </style:style>
    <style:style style:name="T5" style:family="text">
      <style:text-properties fo:background-color="#72bf44" loext:char-shading-value="0"/>
    </style:style>
    <style:style style:name="T6" style:family="text">
      <style:text-properties officeooo:rsid="00287d12" fo:background-color="#72bf44" loext:char-shading-value="0"/>
    </style:style>
    <style:style style:name="T7" style:family="text">
      <style:text-properties officeooo:rsid="00297064" fo:background-color="#72bf44" loext:char-shading-value="0"/>
    </style:style>
    <style:style style:name="T8" style:family="text">
      <style:text-properties fo:background-color="#ffffff" loext:char-shading-value="0"/>
    </style:style>
    <style:style style:name="T9" style:family="text">
      <style:text-properties officeooo:rsid="00287d12" fo:background-color="#f58220" loext:char-shading-value="0"/>
    </style:style>
    <style:style style:name="T10" style:family="text">
      <style:text-properties fo:background-color="#bce4e5" loext:char-shading-value="0"/>
    </style:style>
    <style:style style:name="T11" style:family="text">
      <style:text-properties fo:background-color="#bce4e5" loext:char-shading-value="0"/>
    </style:style>
    <style:style style:name="T12" style:family="text">
      <style:text-properties officeooo:rsid="001ebd88"/>
    </style:style>
    <style:style style:name="T13" style:family="text">
      <style:text-properties fo:background-color="#ffffff"/>
    </style:style>
    <style:style style:name="T14" style:family="text">
      <style:text-properties fo:background-color="#fcc79b" loext:char-shading-value="0"/>
    </style:style>
    <style:style style:name="T15" style:family="text">
      <style:text-properties officeooo:rsid="00287d12" fo:background-color="#fcc79b" loext:char-shading-value="0"/>
    </style:style>
    <style:style style:name="T16" style:family="text">
      <style:text-properties fo:background-color="#ed1c24" loext:char-shading-value="0"/>
    </style:style>
    <style:style style:name="T17" style:family="text">
      <style:text-properties officeooo:rsid="00287d12" fo:background-color="#ed1c24" loext:char-shading-value="0"/>
    </style:style>
    <style:style style:name="T18" style:family="text">
      <style:text-properties fo:color="#ffffff" fo:background-color="#bce4e5" loext:char-shading-value="0"/>
    </style:style>
    <style:style style:name="T19" style:family="text">
      <style:text-properties fo:background-color="#add58a" loext:char-shading-value="0"/>
    </style:style>
    <style:style style:name="T20" style:family="text">
      <style:text-properties officeooo:rsid="00287d12" fo:background-color="#74489d" loext:char-shading-value="0"/>
    </style:style>
    <style:style style:name="T21" style:family="text">
      <style:text-properties fo:background-color="#fff200" loext:char-shading-value="0"/>
    </style:style>
    <style:style style:name="T22" style:family="text">
      <style:text-properties officeooo:rsid="00287d12" fo:background-color="#fff200" loext:char-shading-value="0"/>
    </style:style>
    <style:style style:name="T23" style:family="text">
      <style:text-properties officeooo:rsid="00287d12"/>
    </style:style>
    <style:style style:name="T24" style:family="text">
      <style:text-properties officeooo:rsid="00287d12" fo:background-color="#9d85be" loext:char-shading-value="0"/>
    </style:style>
    <style:style style:name="T25" style:family="text">
      <style:text-properties fo:background-color="#89c765" loext:char-shading-value="0"/>
    </style:style>
    <style:style style:name="T26" style:family="text">
      <style:text-properties fo:background-color="#89c765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4"/><text:tab/><text:tab/> <text:s text:c="24"/>________________________________<text:span text:style-name="T14"> <text:s text:c="23"/></text:span><text:span text:style-name="T18">\<text:tab/></text:span><text:span text:style-name="T11"><text:tab/><text:tab/></text:span></text:p>
      <text:p text:style-name="P2"><text:s text:c="23"/>_________<text:span text:style-name="T5">|---|----| <text:s text:c="6"/>| <text:s text:c="4"/>| <text:s text:c="4"/>| <text:s text:c="4"/>/ <text:s text:c="4"/>/---</text:span><text:span text:style-name="T14">__ <text:s text:c="19"/></text:span><text:span text:style-name="T18">\<text:tab/></text:span><text:span text:style-name="T11"><text:tab/><text:tab/></text:span> </text:p>
      <text:p text:style-name="P2"><text:s text:c="4"/><text:tab/> <text:s text:c="8"/><text:span text:style-name="T5">|----| <text:s text:c="3"/>| <text:s text:c="3"/>| <text:s text:c="2"/>| <text:s text:c="3"/>| <text:s text:c="2"/>47 <text:s/>| 46 <text:s/>| 45 <text:s/>| 44 | <text:s/>43 /42 <text:s text:c="2"/>/</text:span><text:span text:style-name="T16">CABIN</text:span><text:span text:style-name="T14"> <text:s text:c="15"/></text:span><text:span text:style-name="T18">\</text:span><text:span text:style-name="T11"><text:tab/><text:tab/></text:span></text:p>
      <text:p text:style-name="P2"><text:s text:c="4"/><text:tab/> <text:s text:c="6"/><text:span text:style-name="T13"><text:s text:c="2"/></text:span><text:span text:style-name="T5">| <text:s text:c="3"/>| 51 | 50 |49 | 48 | <text:s text:c="6"/>| <text:s text:c="4"/>| <text:s text:c="4"/>| <text:s text:c="3"/>/ <text:s text:c="3"/>/ <text:s text:c="4"/>/</text:span><text:span text:style-name="T2"> <text:s/></text:span><text:span text:style-name="T5">/\</text:span><text:span text:style-name="T14"> <text:s text:c="18"/></text:span><text:span text:style-name="T18">\</text:span><text:span text:style-name="T11"><text:tab/><text:tab/></text:span></text:p>
      <text:p text:style-name="P2"><text:s text:c="4"/><text:tab/> <text:s text:c="8"/><text:span text:style-name="T5">| 52 | <text:s text:c="3"/>| <text:s text:c="3"/>| <text:s text:c="2"/>| <text:s text:c="3"/></text:span><text:span text:style-name="T3">xxxxxxxxxxxxxxxxxxxxxxxxxxxxxxxxxx</text:span><text:span text:style-name="T4">x</text:span><text:span text:style-name="T2"> <text:s/></text:span><text:span text:style-name="T5">/ <text:s text:c="3"/>\</text:span><text:span text:style-name="T14"> <text:s text:c="16"/></text:span><text:span text:style-name="T18">|</text:span><text:span text:style-name="T11"><text:tab/><text:tab/></text:span></text:p>
      <text:p text:style-name="P2"><text:s text:c="4"/><text:tab/> <text:s text:c="8"/><text:span text:style-name="T5">| <text:s/></text:span><text:span text:style-name="T3">xxxxxxxxxxxxxxxxxxxxxx</text:span><text:span text:style-name="T5"> | <text:s text:c="4"/></text:span><text:span text:style-name="T3">x</text:span><text:span text:style-name="T5"> <text:s text:c="3"/>| 169 <text:s/></text:span><text:span text:style-name="T3">xx</text:span><text:span text:style-name="T5"> <text:s text:c="6"/></text:span><text:span text:style-name="T3">x</text:span><text:span text:style-name="T5"> <text:s text:c="3"/></text:span><text:span text:style-name="T3">x</text:span><text:span text:style-name="T4">xx</text:span><text:span text:style-name="T5"> 40 <text:s text:c="2"/>\</text:span><text:span text:style-name="T14"> <text:s text:c="15"/></text:span><text:span text:style-name="T18">|</text:span><text:span text:style-name="T11"><text:tab/><text:tab/></text:span></text:p>
      <text:p text:style-name="P2"><text:s text:c="4"/><text:tab/> <text:s text:c="4"/><text:span text:style-name="T3">x</text:span><text:span text:style-name="T4">x</text:span><text:span text:style-name="T3">xxxxxx</text:span><text:span text:style-name="T5">| <text:s text:c="4"/></text:span><text:span text:style-name="T4">x</text:span><text:span text:style-name="T5">__ <text:s/>53 <text:s/></text:span><text:span text:style-name="T3">xx</text:span><text:span text:style-name="T5"> 110 |112 </text:span><text:span text:style-name="T3">xx</text:span><text:span text:style-name="T5"> 111|______</text:span><text:span text:style-name="T3">x</text:span><text:span text:style-name="T5"> <text:s/>171 <text:s text:c="2"/></text:span><text:span text:style-name="T3">x</text:span><text:span text:style-name="T5"> 41 <text:s/></text:span><text:span text:style-name="T3">x</text:span><text:span text:style-name="T4">x</text:span><text:span text:style-name="T5"> <text:s text:c="4"/>/ \</text:span><text:span text:style-name="T14"> <text:s text:c="14"/></text:span><text:span text:style-name="T18">\</text:span><text:span text:style-name="T11"><text:tab/><text:tab/></text:span></text:p>
      <text:p text:style-name="P2"><text:s text:c="10"/><text:span text:style-name="T3">xxxx</text:span><text:span text:style-name="T4">x</text:span> <text:s text:c="5"/><text:span text:style-name="T5">| 55 <text:s/></text:span><text:span text:style-name="T3">x</text:span><text:span text:style-name="T5"> <text:s/>--|--_</text:span><text:span text:style-name="T3">xx</text:span><text:span text:style-name="T5">_____| <text:s text:c="3"/></text:span><text:span text:style-name="T3">x</text:span><text:span text:style-name="T4">x</text:span><text:span text:style-name="T5">___/</text:span><text:span text:style-name="T19"> </text:span><text:span text:style-name="T5">| <text:s text:c="4"/></text:span><text:span text:style-name="T3">x</text:span><text:span text:style-name="T5">-----__</text:span><text:span text:style-name="T3">xx</text:span><text:span text:style-name="T5"> <text:s text:c="6"/></text:span><text:span text:style-name="T3">x</text:span><text:span text:style-name="T5"> - / <text:s text:c="2"/>\</text:span><text:span text:style-name="T14"> <text:s text:c="14"/></text:span><text:span text:style-name="T18">|</text:span><text:span text:style-name="T11"><text:tab/><text:tab/></text:span></text:p>
      <text:p text:style-name="P2"><text:s text:c="7"/><text:span text:style-name="T3">xxx</text:span><text:span text:style-name="T4">x</text:span> <text:s text:c="9"/><text:span text:style-name="T5">| <text:s text:c="4"/></text:span><text:span text:style-name="T3">x</text:span><text:span text:style-name="T5"> 54 |109</text:span><text:span text:style-name="T3">xx</text:span><text:span text:style-name="T5"> <text:s text:c="3"/>| <text:s text:c="4"/></text:span><text:span text:style-name="T3">x</text:span><text:span text:style-name="T5"> 113|</text:span><text:span text:style-name="T19"> </text:span><text:span text:style-name="T5">|167 <text:s/></text:span><text:span text:style-name="T3">x</text:span><text:span text:style-name="T5"> <text:s/>170 <text:s/></text:span><text:span text:style-name="T3">xx</text:span><text:span text:style-name="T5">-------</text:span><text:span text:style-name="T3">x</text:span><text:span text:style-name="T4">xx</text:span><text:span text:style-name="T5"> <text:s/>38 <text:s text:c="2"/>|</text:span><text:span text:style-name="T14"> <text:s text:c="13"/></text:span><text:span text:style-name="T18">|</text:span><text:span text:style-name="T11"><text:tab/><text:tab/></text:span></text:p>
      <text:p text:style-name="P2"><text:s text:c="6"/><text:span text:style-name="T3">xx</text:span> <text:s text:c="12"/><text:span text:style-name="T5">|_____</text:span><text:span text:style-name="T3">x</text:span><text:span text:style-name="T5"> <text:s text:c="3"/>| <text:s text:c="2"/></text:span><text:span text:style-name="T3">xx</text:span><text:span text:style-name="T5"> 108|-----</text:span><text:span text:style-name="T3">x</text:span><text:span text:style-name="T5">____|</text:span><text:span text:style-name="T19"> </text:span><text:span text:style-name="T5">|_____</text:span><text:span text:style-name="T3">x</text:span><text:span text:style-name="T5">_ <text:s text:c="5"/></text:span><text:span text:style-name="T3">x</text:span><text:span text:style-name="T5"> 172 | 39 </text:span><text:span text:style-name="T3">x</text:span><text:span text:style-name="T5"> <text:s/>___--</text:span><text:span text:style-name="T14"> <text:s text:c="14"/></text:span><text:span text:style-name="T18">|</text:span><text:span text:style-name="T11"><text:tab/><text:tab/></text:span></text:p>
      <text:p text:style-name="P2"><text:s text:c="5"/><text:span text:style-name="T3">xx</text:span> <text:s text:c="13"/><text:span text:style-name="T5">| <text:s text:c="4"/></text:span><text:span text:style-name="T3">x</text:span><text:span text:style-name="T5"> <text:s text:c="3"/>| <text:s text:c="2"/></text:span><text:span text:style-name="T3">xx</text:span><text:span text:style-name="T5"> <text:s text:c="3"/>|115 </text:span><text:span text:style-name="T3">xx</text:span><text:span text:style-name="T5"> <text:s text:c="3"/>|</text:span><text:span text:style-name="T19"> </text:span><text:span text:style-name="T5">| <text:s text:c="3"/></text:span><text:span text:style-name="T3">xx</text:span><text:span text:style-name="T5"> ------</text:span><text:span text:style-name="T3">x</text:span><text:span text:style-name="T5">-----|____</text:span><text:span text:style-name="T3">x</text:span><text:span text:style-name="T4">x</text:span><text:span text:style-name="T5">- <text:s text:c="4"/>|</text:span><text:span text:style-name="T14"> <text:s text:c="13"/></text:span><text:span text:style-name="T18">|</text:span><text:span text:style-name="T11"><text:tab/><text:tab/></text:span></text:p>
      <text:p text:style-name="P2"><text:s text:c="4"/><text:span text:style-name="T3">xx</text:span> <text:s text:c="14"/><text:span text:style-name="T5">|57 <text:s/></text:span><text:span text:style-name="T3">xx</text:span><text:span text:style-name="T5">----|---</text:span><text:span text:style-name="T3">xx</text:span><text:span text:style-name="T5">____| <text:s text:c="3"/></text:span><text:span text:style-name="T3">x</text:span><text:span text:style-name="T5"> 114 |</text:span><text:span text:style-name="T19"> </text:span><text:span text:style-name="T5">|165 </text:span><text:span text:style-name="T3">xx</text:span><text:span text:style-name="T5"> <text:s/>168 <text:s/></text:span><text:span text:style-name="T3">x</text:span><text:span text:style-name="T5"> 173 | <text:s text:c="4"/></text:span><text:span text:style-name="T3">x</text:span><text:span text:style-name="T5"> <text:s/>36 <text:s/>|</text:span><text:span text:style-name="T14"> <text:s text:c="13"/></text:span><text:span text:style-name="T18">|</text:span><text:span text:style-name="T11"><text:tab/><text:tab/></text:span></text:p>
      <text:p text:style-name="P2"><text:s text:c="4"/><text:span text:style-name="T3">x</text:span> <text:s text:c="15"/><text:span text:style-name="T5">| <text:s text:c="3"/></text:span><text:span text:style-name="T3">xx</text:span><text:span text:style-name="T5"> 56 |107</text:span><text:span text:style-name="T3">xx</text:span><text:span text:style-name="T5"> <text:s text:c="3"/>| <text:s text:c="3"/></text:span><text:span text:style-name="T3">x</text:span><text:span text:style-name="T5">_____|</text:span><text:span text:style-name="T19"> </text:span><text:span text:style-name="T5">| <text:s text:c="3"/></text:span><text:span text:style-name="T3">xx</text:span><text:span text:style-name="T5">_______</text:span><text:span text:style-name="T3">x</text:span><text:span text:style-name="T5">------| 37 </text:span><text:span text:style-name="T3">x</text:span><text:span text:style-name="T5">____---</text:span><text:span text:style-name="T14"> <text:s text:c="13"/></text:span><text:span text:style-name="T18">|</text:span><text:span text:style-name="T11"><text:tab/><text:tab/></text:span></text:p>
      <text:p text:style-name="P2"><text:s text:c="3"/><text:span text:style-name="T3">xx</text:span> <text:s text:c="15"/><text:span text:style-name="T5">|____</text:span><text:span text:style-name="T3">xx</text:span><text:span text:style-name="T5">____|___</text:span><text:span text:style-name="T3">xx</text:span><text:span text:style-name="T5">105|-----</text:span><text:span text:style-name="T3">x</text:span><text:span text:style-name="T5"> 116 |</text:span><text:span text:style-name="T19"> </text:span><text:span text:style-name="T5">|----</text:span><text:span text:style-name="T3">xx</text:span><text:span text:style-name="T5"> <text:s/>166 <text:s/></text:span><text:span text:style-name="T3">x</text:span><text:span text:style-name="T5"> 174 <text:s/>| <text:s text:c="3"/></text:span><text:span text:style-name="T3">xx</text:span><text:span text:style-name="T2">__-----</text:span><text:span text:style-name="T14"> <text:s text:c="12"/></text:span><text:span text:style-name="T18">\</text:span><text:span text:style-name="T11"><text:tab/><text:tab/></text:span></text:p>
      <text:p text:style-name="P2"><text:s text:c="3"/><text:span text:style-name="T3">x</text:span> <text:s text:c="16"/><text:span text:style-name="T5">| 59 </text:span><text:span text:style-name="T3">xx</text:span><text:span text:style-name="T5"> 58 |106</text:span><text:span text:style-name="T3">xx</text:span><text:span text:style-name="T5"> <text:s text:c="2"/>| <text:s text:c="3"/></text:span><text:span text:style-name="T3">xx</text:span><text:span text:style-name="T5">_____|</text:span><text:span text:style-name="T19"> </text:span><text:span text:style-name="T5">|163 </text:span><text:span text:style-name="T3">xx</text:span><text:span text:style-name="T5"> <text:s text:c="6"/></text:span><text:span text:style-name="T3">x</text:span><text:span text:style-name="T5">------|-----</text:span><text:span text:style-name="T3">x</text:span><text:span text:style-name="T5"> <text:s text:c="2"/>34 <text:s/>|</text:span><text:span text:style-name="T14"> <text:s text:c="12"/></text:span><text:span text:style-name="T18">|<text:tab/></text:span><text:span text:style-name="T11"><text:tab/></text:span></text:p>
      <text:p text:style-name="P2"><text:s text:c="2"/><text:span text:style-name="T3">xx</text:span> <text:s text:c="16"/><text:span text:style-name="T5">| <text:s text:c="3"/></text:span><text:span text:style-name="T3">xx</text:span><text:span text:style-name="T5"> <text:s text:c="3"/>| <text:s text:c="2"/></text:span><text:span text:style-name="T3">xx</text:span><text:span text:style-name="T5"> <text:s text:c="2"/>|118 </text:span><text:span text:style-name="T3">xx</text:span><text:span text:style-name="T5"> 117 |</text:span><text:span text:style-name="T19"> </text:span><text:span text:style-name="T5">|____</text:span><text:span text:style-name="T3">xx</text:span><text:span text:style-name="T5">-------</text:span><text:span text:style-name="T3">xx</text:span><text:span text:style-name="T5"> 175 <text:s/>| 35 </text:span><text:span text:style-name="T3">xx</text:span><text:span text:style-name="T5"> <text:s text:c="5"/>|</text:span><text:span text:style-name="T14"> <text:s text:c="12"/></text:span><text:span text:style-name="T18">|<text:tab/></text:span><text:span text:style-name="T11"><text:tab/></text:span></text:p>
      <text:p text:style-name="P2"><text:s text:c="2"/><text:span text:style-name="T3">xx</text:span> <text:s text:c="16"/><text:span text:style-name="T5">|----</text:span><text:span text:style-name="T3">xx</text:span><text:span text:style-name="T5">----|----</text:span><text:span text:style-name="T3">x</text:span><text:span text:style-name="T5">---| <text:s text:c="3"/></text:span><text:span text:style-name="T3">xx</text:span><text:span text:style-name="T5"> <text:s text:c="4"/>|</text:span><text:span text:style-name="T19"> </text:span><text:span text:style-name="T5">| <text:s text:c="3"/></text:span><text:span text:style-name="T3">xx</text:span><text:span text:style-name="T5"> <text:s/>164 <text:s text:c="2"/></text:span><text:span text:style-name="T3">x</text:span><text:span text:style-name="T4">x</text:span><text:span text:style-name="T5">-----|-----</text:span><text:span text:style-name="T3">x</text:span><text:span text:style-name="T5">------|</text:span><text:span text:style-name="T14"> <text:s text:c="13"/></text:span><text:span text:style-name="T18">\<text:tab/></text:span><text:span text:style-name="T11"><text:tab/></text:span></text:p>
      <text:p text:style-name="P2"><text:s text:c="2"/><text:span text:style-name="T3">xx</text:span> <text:s text:c="16"/><text:span text:style-name="T5">| <text:s text:c="3"/></text:span><text:span text:style-name="T3">xx</text:span><text:span text:style-name="T5"> 60 |104 </text:span><text:span text:style-name="T3">x</text:span><text:span text:style-name="T5"> <text:s text:c="2"/>|____</text:span><text:span text:style-name="T3">xx</text:span><text:span text:style-name="T5">-----|</text:span><text:span text:style-name="T19"> </text:span><text:span text:style-name="T5">| 161 </text:span><text:span text:style-name="T3">x</text:span><text:span text:style-name="T5">_________</text:span><text:span text:style-name="T3">x</text:span><text:span text:style-name="T5"> 176 \ 33 <text:s/></text:span><text:span text:style-name="T3">x</text:span><text:span text:style-name="T5"> <text:s/>32 <text:s/>|</text:span><text:span text:style-name="T14"> <text:s text:c="13"/></text:span><text:span text:style-name="T18">|<text:tab/></text:span><text:span text:style-name="T11"><text:tab/></text:span></text:p>
      <text:p text:style-name="P2"><text:s text:c="2"/><text:span text:style-name="T3">x</text:span> <text:s text:c="17"/><text:span text:style-name="T5">| 61 <text:s/></text:span><text:span text:style-name="T3">x</text:span><text:span text:style-name="T5">____|____</text:span><text:span text:style-name="T3">x</text:span><text:span text:style-name="T5">102| <text:s text:c="3"/></text:span><text:span text:style-name="T3">x</text:span><text:span text:style-name="T5"> <text:s/>119 |</text:span><text:span text:style-name="T19"> <text:s/></text:span><text:span text:style-name="T5">\----</text:span><text:span text:style-name="T3">x</text:span><text:span text:style-name="T5"> <text:s text:c="2"/>162 <text:s text:c="2"/></text:span><text:span text:style-name="T3">x</text:span><text:span text:style-name="T4">x</text:span><text:span text:style-name="T5">-----|----</text:span><text:span text:style-name="T3">x</text:span><text:span text:style-name="T5">------\</text:span><text:span text:style-name="T14"> <text:s text:c="13"/></text:span><text:span text:style-name="T18">|<text:tab/></text:span><text:span text:style-name="T11"><text:tab/></text:span></text:p>
      <text:p text:style-name="P2"><text:s text:c="2"/><text:span text:style-name="T3">x</text:span> <text:s text:c="17"/><text:span text:style-name="T5">|_____</text:span><text:span text:style-name="T3">xx</text:span><text:span text:style-name="T5"> 62|103 </text:span><text:span text:style-name="T3">x</text:span><text:span text:style-name="T5"> <text:s text:c="2"/>|121 </text:span><text:span text:style-name="T3">xx</text:span><text:span text:style-name="T5">-----|</text:span><text:span text:style-name="T19"> <text:s/></text:span><text:span text:style-name="T5">|159 </text:span><text:span text:style-name="T3">x</text:span><text:span text:style-name="T5">____ <text:s text:c="5"/></text:span><text:span text:style-name="T3">x</text:span><text:span text:style-name="T5"> 177 | 31 </text:span><text:span text:style-name="T3">xx</text:span><text:span text:style-name="T5"> <text:s/>30 <text:s/>|</text:span><text:span text:style-name="T14"> <text:s text:c="12"/></text:span><text:span text:style-name="T18">|<text:tab/></text:span><text:span text:style-name="T11"><text:tab/></text:span></text:p>
      <text:p text:style-name="P2"><text:s text:c="2"/><text:span text:style-name="T3">x</text:span> <text:s text:c="17"/><text:span text:style-name="T5">| <text:s text:c="5"/></text:span><text:span text:style-name="T3">x</text:span><text:span text:style-name="T5"> <text:s text:c="2"/>| <text:s text:c="3"/></text:span><text:span text:style-name="T3">x</text:span><text:span text:style-name="T5"> <text:s text:c="3"/>| <text:s text:c="2"/></text:span><text:span text:style-name="T3">xx</text:span><text:span text:style-name="T5"> 120 |</text:span><text:span text:style-name="T19"> <text:s/></text:span><text:span text:style-name="T5">| <text:s text:c="3"/></text:span><text:span text:style-name="T3">x</text:span><text:span text:style-name="T5"> <text:s text:c="3"/>------</text:span><text:span text:style-name="T3">xx</text:span><text:span text:style-name="T5">____|_____</text:span><text:span text:style-name="T3">x</text:span><text:span text:style-name="T5">______|</text:span><text:span text:style-name="T14"> <text:s text:c="12"/></text:span><text:span text:style-name="T18">/<text:tab/></text:span><text:span text:style-name="T11"><text:tab/></text:span></text:p>
      <text:p text:style-name="P2"><text:s text:c="2"/><text:span text:style-name="T3">x</text:span> <text:s text:c="17"/><text:span text:style-name="T5">| <text:s/>63 <text:s/></text:span><text:span text:style-name="T3">x</text:span><text:span text:style-name="T5">---|----</text:span><text:span text:style-name="T3">x</text:span><text:span text:style-name="T5">----|---</text:span><text:span text:style-name="T3">xx</text:span><text:span text:style-name="T5">-----|</text:span><text:span text:style-name="T19"> <text:s/></text:span><text:span text:style-name="T5">|____</text:span><text:span text:style-name="T3">xx</text:span><text:span text:style-name="T5"> <text:s/>160 <text:s text:c="4"/></text:span><text:span text:style-name="T3">x</text:span><text:span text:style-name="T5"> 178 | <text:s text:c="3"/></text:span><text:span text:style-name="T3">xx</text:span><text:span text:style-name="T5"> <text:s/>28 |</text:span><text:span text:style-name="T14"> <text:s text:c="11"/></text:span><text:span text:style-name="T18">/<text:tab/></text:span><text:span text:style-name="T11"><text:tab/></text:span></text:p>
      <text:p text:style-name="P2"><text:s text:c="2"/><text:span text:style-name="T3">x</text:span> <text:s text:c="17"/><text:span text:style-name="T5">|______</text:span><text:span text:style-name="T3">x</text:span><text:span text:style-name="T5"> 64|101 </text:span><text:span text:style-name="T3">x</text:span><text:span text:style-name="T5"> 100|123</text:span><text:span text:style-name="T3">xx</text:span><text:span text:style-name="T5"> 122 |</text:span><text:span text:style-name="T19"> <text:s/></text:span><text:span text:style-name="T5">| <text:s text:c="4"/></text:span><text:span text:style-name="T3">x</text:span><text:span text:style-name="T5">----------</text:span><text:span text:style-name="T3">x</text:span><text:span text:style-name="T4">x</text:span><text:span text:style-name="T5">____| 29 </text:span><text:span text:style-name="T3">xx</text:span><text:span text:style-name="T5"> <text:s text:c="4"/>|</text:span><text:span text:style-name="T14"> <text:s text:c="10"/></text:span><text:span text:style-name="T18">/</text:span><text:span text:style-name="T11"><text:tab/><text:tab/></text:span></text:p>
      <text:p text:style-name="P2"><text:s/><text:span text:style-name="T3">xx</text:span> <text:s text:c="17"/><text:span text:style-name="T5">| <text:s text:c="5"/></text:span><text:span text:style-name="T3">x</text:span><text:span text:style-name="T5">---|----</text:span><text:span text:style-name="T3">x</text:span><text:span text:style-name="T5"> <text:s text:c="3"/>| <text:s text:c="2"/></text:span><text:span text:style-name="T3">xx</text:span><text:span text:style-name="T5">-----|</text:span><text:span text:style-name="T19"> <text:s text:c="2"/></text:span><text:span text:style-name="T5">|158 </text:span><text:span text:style-name="T3">x</text:span><text:span text:style-name="T5"> <text:s text:c="10"/></text:span><text:span text:style-name="T3">x</text:span><text:span text:style-name="T5"> 179\ <text:s text:c="4"/></text:span><text:span text:style-name="T3">x</text:span><text:span text:style-name="T5">------|</text:span><text:span text:style-name="T14"> <text:s text:c="8"/></text:span><text:span text:style-name="T18">|<text:tab/></text:span><text:span text:style-name="T11"><text:tab/></text:span></text:p>
      <text:p text:style-name="P3"><text:s/><text:span text:style-name="T3">xx</text:span> <text:s text:c="17"/><text:span text:style-name="T5">| 65 <text:s/></text:span><text:span text:style-name="T3">xx</text:span><text:span text:style-name="T5"> 66|99 <text:s/></text:span><text:span text:style-name="T3">x</text:span><text:span text:style-name="T5">----|---</text:span><text:span text:style-name="T3">xx</text:span><text:span text:style-name="T5"> 124 |</text:span><text:span text:style-name="T19"> <text:s text:c="2"/></text:span><text:span text:style-name="T5">|____</text:span><text:span text:style-name="T3">x</text:span><text:span text:style-name="T5"> <text:s text:c="10"/></text:span><text:span text:style-name="T3">x</text:span><text:span text:style-name="T4">x</text:span><text:span text:style-name="T5">____|----</text:span><text:span text:style-name="T3">x</text:span><text:span text:style-name="T5"> <text:s/>26 <text:s/>|</text:span><text:span text:style-name="T14"> <text:s text:c="8"/></text:span><text:span text:style-name="T18">|</text:span><text:span text:style-name="T11"><text:tab/><text:tab/></text:span></text:p>
      <text:p text:style-name="P2"><text:s/><text:span text:style-name="T3">xx</text:span> <text:s text:c="17"/><text:span text:style-name="T5">|_____</text:span><text:span text:style-name="T3">x</text:span><text:span text:style-name="T5">____|____</text:span><text:span text:style-name="T3">x</text:span><text:span text:style-name="T5"> 98 |125 </text:span><text:span text:style-name="T3">x</text:span><text:span text:style-name="T5">_____|</text:span><text:span text:style-name="T19"> <text:s text:c="2"/></text:span><text:span text:style-name="T5">| <text:s text:c="3"/></text:span><text:span text:style-name="T3">xx</text:span><text:span text:style-name="T5"> <text:s text:c="10"/></text:span><text:span text:style-name="T3">xx</text:span><text:span text:style-name="T5">180\ 27 </text:span><text:span text:style-name="T3">xx</text:span><text:span text:style-name="T5">_____|</text:span><text:span text:style-name="T14"> <text:s text:c="8"/></text:span><text:span text:style-name="T18">/</text:span><text:span text:style-name="T11"><text:tab/><text:tab/></text:span></text:p>
      <text:p text:style-name="P2"><text:s/><text:span text:style-name="T3">xx</text:span> <text:s text:c="17"/><text:span text:style-name="T5">| <text:s text:c="4"/></text:span><text:span text:style-name="T3">x</text:span><text:span text:style-name="T5"> <text:s text:c="8"/></text:span><text:span text:style-name="T3">xx</text:span><text:span text:style-name="T5"> <text:s text:c="2"/>| <text:s text:c="3"/></text:span><text:span text:style-name="T3">x</text:span><text:span text:style-name="T5"> <text:s text:c="4"/>|</text:span><text:span text:style-name="T19"> <text:s text:c="2"/></text:span><text:span text:style-name="T5">| 157 </text:span><text:span text:style-name="T3">x</text:span><text:span text:style-name="T5"> <text:s text:c="2"/></text:span><text:span text:style-name="T22"><text:s/>BATH </text:span><text:span text:style-name="T5"><text:s text:c="2"/></text:span><text:span text:style-name="T3">xx</text:span><text:span text:style-name="T5"> <text:s text:c="2"/>| <text:s text:c="4"/></text:span><text:span text:style-name="T3">x</text:span><text:span text:style-name="T14"> <text:s text:c="13"/></text:span><text:span text:style-name="T18">|</text:span><text:span text:style-name="T11"><text:tab/><text:tab/></text:span></text:p>
      <text:p text:style-name="P2"><text:s/><text:span text:style-name="T3">xx</text:span> <text:s text:c="17"/><text:span text:style-name="T5">| 67 </text:span><text:span text:style-name="T3">xx</text:span><text:span text:style-name="T5"> </text:span><text:span text:style-name="T22"><text:s/>BATH </text:span><text:span text:style-name="T5"><text:s text:c="2"/></text:span><text:span text:style-name="T3">xx</text:span><text:span text:style-name="T5">---|----</text:span><text:span text:style-name="T3">x</text:span><text:span text:style-name="T5"> 126 |</text:span><text:span text:style-name="T19"> <text:s text:c="2"/></text:span><text:span text:style-name="T5">|_____</text:span><text:span text:style-name="T3">x</text:span><text:span text:style-name="T5"> <text:s text:c="2"/></text:span><text:span text:style-name="T21"><text:s/></text:span><text:span text:style-name="T22">ROOM </text:span><text:span text:style-name="T5"><text:s text:c="3"/></text:span><text:span text:style-name="T3">x</text:span><text:span text:style-name="T5">___|_____</text:span><text:span text:style-name="T3">x</text:span><text:span text:style-name="T14"> <text:s text:c="13"/></text:span><text:span text:style-name="T18">|</text:span><text:span text:style-name="T11"><text:tab/><text:tab/></text:span></text:p>
      <text:p text:style-name="P2"><text:s/><text:span text:style-name="T3">xx</text:span> <text:s text:c="17"/><text:span text:style-name="T5">|----</text:span><text:span text:style-name="T3">xx</text:span><text:span text:style-name="T5"> </text:span><text:span text:style-name="T21"><text:s/></text:span><text:span text:style-name="T22">ROOM </text:span><text:span text:style-name="T5"><text:s text:c="2"/></text:span><text:span text:style-name="T3">xx</text:span><text:span text:style-name="T5"> <text:s/></text:span><text:span text:style-name="T24">PLAY</text:span><text:span text:style-name="T5"> <text:s/></text:span><text:span text:style-name="T3">x</text:span><text:span text:style-name="T5">------</text:span><text:span text:style-name="T19"> <text:s/></text:span><text:span text:style-name="T2"><text:s text:c="2"/>_____</text:span><text:span text:style-name="T3">x</text:span><text:span text:style-name="T5"> <text:s text:c="2"/></text:span><text:span text:style-name="T21"><text:s text:c="6"/></text:span><text:span text:style-name="T5"><text:s text:c="3"/></text:span><text:span text:style-name="T3">xx</text:span><text:span text:style-name="T5">181| <text:s text:c="3"/></text:span><text:span text:style-name="T3">xx</text:span><text:span text:style-name="T5">-----|</text:span><text:span text:style-name="T14"> <text:s text:c="6"/></text:span><text:span text:style-name="T18">\</text:span><text:span text:style-name="T11"><text:tab/><text:tab/></text:span></text:p>
      <text:p text:style-name="P2"><text:s/><text:span text:style-name="T3">xx</text:span> <text:s text:c="17"/><text:span text:style-name="T5">| <text:s text:c="3"/></text:span><text:span text:style-name="T3">xx</text:span><text:span text:style-name="T5"> </text:span><text:span text:style-name="T21"><text:s text:c="6"/></text:span><text:span text:style-name="T5"><text:s text:c="2"/></text:span><text:span text:style-name="T3">xx</text:span><text:span text:style-name="T5"> </text:span><text:span text:style-name="T24">GROUND</text:span><text:span text:style-name="T6"> </text:span><text:span text:style-name="T3">x</text:span><text:span text:style-name="T2">______ <text:s text:c="2"/></text:span><text:span text:style-name="T19"><text:s/></text:span><text:span text:style-name="T5">|155 </text:span><text:span text:style-name="T3">xx</text:span><text:span text:style-name="T5"> <text:s text:c="11"/></text:span><text:span text:style-name="T3">x</text:span><text:span text:style-name="T5"> <text:s text:c="2"/>| 25 <text:s/></text:span><text:span text:style-name="T3">x</text:span><text:span text:style-name="T5"> 24 <text:s/>|</text:span><text:span text:style-name="T14"> <text:s text:c="7"/></text:span><text:span text:style-name="T18">\</text:span><text:span text:style-name="T11"><text:tab/><text:tab/></text:span></text:p>
      <text:p text:style-name="P2"><text:s/><text:span text:style-name="T3">xx</text:span> <text:s text:c="17"/><text:span text:style-name="T5">| 68 <text:s/></text:span><text:span text:style-name="T3">x</text:span><text:span text:style-name="T5"> <text:s text:c="8"/></text:span><text:span text:style-name="T3">xx</text:span><text:span text:style-name="T5"> </text:span><text:span text:style-name="T17">HORSE</text:span><text:span text:style-name="T5"> <text:s/></text:span><text:span text:style-name="T3">x</text:span><text:span text:style-name="T5"> 127 <text:s/>\</text:span><text:span text:style-name="T19"> <text:s text:c="2"/></text:span><text:span text:style-name="T5">| <text:s text:c="3"/></text:span><text:span text:style-name="T3">xx</text:span><text:span text:style-name="T5"> <text:s text:c="11"/></text:span><text:span text:style-name="T3">x</text:span><text:span text:style-name="T5">___| <text:s text:c="4"/></text:span><text:span text:style-name="T3">x</text:span><text:span text:style-name="T5"> <text:s text:c="4"/>|</text:span><text:span text:style-name="T14"> <text:s text:c="7"/></text:span><text:span text:style-name="T18">|</text:span><text:span text:style-name="T11"><text:tab/><text:tab/></text:span></text:p>
      <text:p text:style-name="P2"><text:s/><text:span text:style-name="T3">xx</text:span><text:span text:style-name="T4">x</text:span> <text:s text:c="16"/><text:span text:style-name="T5">| <text:s text:c="4"/></text:span><text:span text:style-name="T3">xx</text:span><text:span text:style-name="T5"> <text:s text:c="7"/></text:span><text:span text:style-name="T3">xx</text:span><text:span text:style-name="T5"> </text:span><text:span text:style-name="T17">SHOES</text:span><text:span text:style-name="T5"> <text:s/></text:span><text:span text:style-name="T3">x</text:span><text:span text:style-name="T5">------|</text:span><text:span text:style-name="T19"> <text:s text:c="3"/></text:span><text:span text:style-name="T5">|----</text:span><text:span text:style-name="T3">x</text:span><text:span text:style-name="T5">-----|-----</text:span><text:span text:style-name="T3">xx</text:span><text:span text:style-name="T5"> <text:s text:c="2"/>|_____</text:span><text:span text:style-name="T3">x</text:span><text:span text:style-name="T5">-----|</text:span><text:span text:style-name="T14"> <text:s text:c="7"/></text:span><text:span text:style-name="T18">|</text:span><text:span text:style-name="T11"><text:tab/><text:tab/></text:span></text:p>
      <text:p text:style-name="P2"><text:s/><text:span text:style-name="T3">xxx</text:span><text:span text:style-name="T4">x</text:span> <text:s text:c="15"/><text:span text:style-name="T5">|------</text:span><text:span text:style-name="T3">x</text:span><text:span text:style-name="T5"> <text:s text:c="8"/></text:span><text:span text:style-name="T3">x</text:span><text:span text:style-name="T5">________</text:span><text:span text:style-name="T3">x</text:span><text:span text:style-name="T5"> <text:s/>128 |</text:span><text:span text:style-name="T19"> <text:s text:c="3"/></text:span><text:span text:style-name="T5">|153 </text:span><text:span text:style-name="T3">x</text:span><text:span text:style-name="T5"> 156 | 183 </text:span><text:span text:style-name="T3">xx</text:span><text:span text:style-name="T5">182| <text:s text:c="4"/></text:span><text:span text:style-name="T3">x</text:span><text:span text:style-name="T5"> <text:s text:c="4"/>|</text:span><text:span text:style-name="T14"> <text:s text:c="7"/></text:span><text:span text:style-name="T18">|</text:span><text:span text:style-name="T11"><text:tab/><text:tab/></text:span></text:p>
      <text:p text:style-name="P2"><text:s/><text:span text:style-name="T3">xx</text:span> <text:span text:style-name="T3">x</text:span> <text:s text:c="16"/><text:span text:style-name="T5">| 69 <text:s/></text:span><text:span text:style-name="T3">xx</text:span><text:span text:style-name="T5">--------</text:span><text:span text:style-name="T3">x</text:span><text:span text:style-name="T5"> 97 | <text:s text:c="2"/></text:span><text:span text:style-name="T3">xx</text:span><text:span text:style-name="T5">______|</text:span><text:span text:style-name="T19"> <text:s text:c="2"/></text:span><text:span text:style-name="T5">|____</text:span><text:span text:style-name="T3">xx</text:span><text:span text:style-name="T5">____|_____</text:span><text:span text:style-name="T3">x</text:span><text:span text:style-name="T5">____| 23 <text:s/></text:span><text:span text:style-name="T3">x</text:span><text:span text:style-name="T5"> 22 <text:s/>|</text:span><text:span text:style-name="T14"> <text:s text:c="7"/></text:span><text:span text:style-name="T18">|</text:span><text:span text:style-name="T11"><text:tab/><text:tab/></text:span></text:p>
      <text:p text:style-name="P2"><text:s/><text:span text:style-name="T3">xx</text:span> <text:span text:style-name="T3">xx</text:span> <text:s text:c="15"/><text:span text:style-name="T5">| <text:s text:c="5"/></text:span><text:span text:style-name="T3">x</text:span><text:span text:style-name="T5"> 70 |96 </text:span><text:span text:style-name="T3">xx</text:span><text:span text:style-name="T5"> <text:s text:c="2"/>|129</text:span><text:span text:style-name="T3">xx</text:span><text:span text:style-name="T5"> 130 <text:s/>|</text:span><text:span text:style-name="T19"> <text:s text:c="2"/></text:span><text:span text:style-name="T5">| <text:s text:c="3"/></text:span><text:span text:style-name="T3">xx</text:span><text:span text:style-name="T5"> 154 |184 </text:span><text:span text:style-name="T3">x</text:span><text:span text:style-name="T5"> <text:s text:c="3"/>| <text:s text:c="3"/></text:span><text:span text:style-name="T3">xx</text:span><text:span text:style-name="T5"> <text:s text:c="3"/>|</text:span><text:span text:style-name="T14"> <text:s text:c="8"/></text:span><text:span text:style-name="T18">|</text:span><text:span text:style-name="T11"><text:tab/><text:tab/></text:span></text:p>
      <text:p text:style-name="P2"><text:s/><text:span text:style-name="T3">x</text:span> <text:s text:c="2"/><text:span text:style-name="T3">xx</text:span> <text:s text:c="14"/><text:span text:style-name="T5">|______</text:span><text:span text:style-name="T3">xx</text:span><text:span text:style-name="T5">___|___</text:span><text:span text:style-name="T3">xx</text:span><text:span text:style-name="T5">---|____</text:span><text:span text:style-name="T3">x</text:span><text:span text:style-name="T5">______|</text:span><text:span text:style-name="T19"> <text:s text:c="2"/></text:span><text:span text:style-name="T5">|151 </text:span><text:span text:style-name="T3">xx</text:span><text:span text:style-name="T5"> <text:s text:c="4"/>| <text:s text:c="3"/></text:span><text:span text:style-name="T3">x</text:span><text:span text:style-name="T5"> 185|----</text:span><text:span text:style-name="T3">xx</text:span><text:span text:style-name="T5">----|</text:span><text:span text:style-name="T14"> <text:s text:c="8"/></text:span><text:span text:style-name="T18">|</text:span><text:span text:style-name="T11"><text:tab/><text:tab/></text:span></text:p>
      <text:p text:style-name="P2"><text:s/><text:span text:style-name="T3">x</text:span> <text:s text:c="2"/><text:span text:style-name="T3">xx</text:span> <text:s text:c="14"/><text:span text:style-name="T5">| 71 <text:s text:c="2"/></text:span><text:span text:style-name="T3">xx</text:span><text:span text:style-name="T5"> 72|94 <text:s/></text:span><text:span text:style-name="T3">x</text:span><text:span text:style-name="T5"> 95 | <text:s text:c="2"/></text:span><text:span text:style-name="T3">x</text:span><text:span text:style-name="T5"> <text:s text:c="6"/>|</text:span><text:span text:style-name="T19"> <text:s text:c="2"/></text:span><text:span text:style-name="T5">|____</text:span><text:span text:style-name="T3">x</text:span><text:span text:style-name="T5">-----|----</text:span><text:span text:style-name="T3">x</text:span><text:span text:style-name="T5"> <text:s text:c="3"/>|21 <text:s/></text:span><text:span text:style-name="T3">xx</text:span><text:span text:style-name="T5"> 20 |</text:span><text:span text:style-name="T14"> <text:s text:c="8"/></text:span><text:span text:style-name="T18">|</text:span><text:span text:style-name="T11"><text:tab/><text:tab/></text:span></text:p>
      <text:p text:style-name="P2"><text:s/><text:span text:style-name="T3">x</text:span> <text:s text:c="2"/><text:span text:style-name="T3">xx</text:span> <text:s/><text:span text:style-name="T23">CAMPER </text:span><text:s text:c="6"/><text:span text:style-name="T5">| <text:s text:c="6"/></text:span><text:span text:style-name="T3">x</text:span><text:span text:style-name="T5"> <text:s text:c="2"/>| <text:s text:c="3"/></text:span><text:span text:style-name="T3">x</text:span><text:span text:style-name="T5">----| <text:s text:c="2"/></text:span><text:span text:style-name="T3">xx</text:span><text:span text:style-name="T5"> 132 <text:s/>|</text:span><text:span text:style-name="T19"> <text:s text:c="2"/></text:span><text:span text:style-name="T5">|149 </text:span><text:span text:style-name="T3">xx</text:span><text:span text:style-name="T5"> 152|186 </text:span><text:span text:style-name="T3">x</text:span><text:span text:style-name="T5">----|____</text:span><text:span text:style-name="T3">x</text:span><text:span text:style-name="T5"> <text:s text:c="4"/>|</text:span><text:span text:style-name="T14"> <text:s/></text:span><text:span text:style-name="T24">PLAY</text:span><text:span text:style-name="T15"> </text:span><text:span text:style-name="T14"><text:s text:c="2"/></text:span><text:span text:style-name="T18">| </text:span><text:span text:style-name="T11"><text:tab/><text:tab/></text:span></text:p>
      <text:p text:style-name="P2"><text:s/><text:span text:style-name="T3">x</text:span> <text:s text:c="2"/><text:span text:style-name="T3">xx</text:span> <text:span text:style-name="T23">SANITATION </text:span><text:s text:c="3"/><text:span text:style-name="T5">|-------</text:span><text:span text:style-name="T3">x</text:span><text:span text:style-name="T5">----|---</text:span><text:span text:style-name="T3">xx</text:span><text:span text:style-name="T5"> <text:s text:c="2"/>|131 </text:span><text:span text:style-name="T3">x</text:span><text:span text:style-name="T4">x</text:span><text:span text:style-name="T5">-----|</text:span><text:span text:style-name="T19"> <text:s text:c="2"/></text:span><text:span text:style-name="T5">|____</text:span><text:span text:style-name="T3">xx</text:span><text:span text:style-name="T5">____|___</text:span><text:span text:style-name="T3">xx</text:span><text:span text:style-name="T5"> 187| <text:s text:c="3"/></text:span><text:span text:style-name="T3">x</text:span><text:span text:style-name="T5">-----|</text:span><text:span text:style-name="T14"> </text:span><text:span text:style-name="T24">GROUND</text:span><text:span text:style-name="T14"> <text:s/></text:span><text:span text:style-name="T18">|</text:span><text:span text:style-name="T11"><text:tab/><text:tab/></text:span></text:p>
      <text:p text:style-name="P2"><text:s/><text:span text:style-name="T3">x</text:span> <text:s text:c="2"/><text:span text:style-name="T3">xx</text:span> <text:s/><text:span text:style-name="T23">STATION</text:span> <text:s text:c="5"/><text:span text:style-name="T5">| <text:s text:c="6"/></text:span><text:span text:style-name="T3">x</text:span><text:span text:style-name="T5"> 74 |92 </text:span><text:span text:style-name="T3">xx</text:span><text:span text:style-name="T5"> 93| <text:s text:c="4"/></text:span><text:span text:style-name="T3">x</text:span><text:span text:style-name="T5"> 134 |</text:span><text:span text:style-name="T19"> <text:s text:c="2"/></text:span><text:span text:style-name="T5">| <text:s text:c="4"/></text:span><text:span text:style-name="T3">x</text:span><text:span text:style-name="T5"> 150|188</text:span><text:span text:style-name="T3">xx</text:span><text:span text:style-name="T5"> <text:s text:c="3"/>|19 <text:s/></text:span><text:span text:style-name="T3">x</text:span><text:span text:style-name="T5"> <text:s text:c="4"/>|</text:span><text:span text:style-name="T14"> <text:s text:c="8"/></text:span><text:span text:style-name="T18">|</text:span><text:span text:style-name="T11"><text:tab/><text:tab/></text:span></text:p>
      <text:p text:style-name="P2"><text:s/><text:span text:style-name="T3">x</text:span> <text:s text:c="2"/><text:span text:style-name="T3">xx</text:span> <text:s text:c="14"/><text:span text:style-name="T5">| <text:s/>73 <text:s text:c="2"/></text:span><text:span text:style-name="T3">x</text:span><text:span text:style-name="T5">____|____</text:span><text:span text:style-name="T3">x</text:span><text:span text:style-name="T5"> <text:s text:c="3"/>|____</text:span><text:span text:style-name="T3">xx</text:span><text:span text:style-name="T5">____|</text:span><text:span text:style-name="T19"> <text:s text:c="2"/></text:span><text:span text:style-name="T5">| 147 </text:span><text:span text:style-name="T3">x</text:span><text:span text:style-name="T5">____|___</text:span><text:span text:style-name="T3">x</text:span><text:span text:style-name="T5">_____|____</text:span><text:span text:style-name="T3">x</text:span><text:span text:style-name="T5"> 18 <text:s/>|</text:span><text:span text:style-name="T14"> <text:s text:c="8"/></text:span><text:span text:style-name="T18">/<text:tab/></text:span><text:span text:style-name="T11"><text:tab/></text:span></text:p>
      <text:p text:style-name="P2"><text:s/><text:span text:style-name="T3">x</text:span> <text:s text:c="2"/><text:span text:style-name="T3">x</text:span> <text:s text:c="15"/><text:span text:style-name="T5">| <text:s text:c="6"/></text:span><text:span text:style-name="T3">x</text:span><text:span text:style-name="T5"> 75 |91 <text:s/></text:span><text:span text:style-name="T3">x</text:span><text:span text:style-name="T5">____| <text:s text:c="4"/></text:span><text:span text:style-name="T3">x</text:span><text:span text:style-name="T5"> 136 |</text:span><text:span text:style-name="T19"> <text:s/></text:span><text:span text:style-name="T5">| <text:s text:c="4"/></text:span><text:span text:style-name="T3">x</text:span><text:span text:style-name="T5"> 148|190</text:span><text:span text:style-name="T3">x</text:span><text:span text:style-name="T5"> 189 |17 <text:s/></text:span><text:span text:style-name="T3">x</text:span><text:span text:style-name="T5">_____|</text:span><text:span text:style-name="T14"> <text:s text:c="7"/></text:span><text:span text:style-name="T18">|</text:span><text:span text:style-name="T11"><text:tab/><text:tab/></text:span></text:p>
      <text:p text:style-name="P2"><text:s/><text:span text:style-name="T3">x</text:span> <text:s/><text:span text:style-name="T3">xx</text:span> <text:s text:c="15"/><text:span text:style-name="T5">| <text:s text:c="6"/></text:span><text:span text:style-name="T3">xx</text:span><text:span text:style-name="T5"> <text:s text:c="2"/>| <text:s text:c="3"/></text:span><text:span text:style-name="T3">x</text:span><text:span text:style-name="T5"> <text:s text:c="3"/>| 133 </text:span><text:span text:style-name="T3">x</text:span><text:span text:style-name="T4">x</text:span><text:span text:style-name="T5">____|</text:span><text:span text:style-name="T19"> <text:s/></text:span><text:span text:style-name="T5">|_____</text:span><text:span text:style-name="T3">xx</text:span><text:span text:style-name="T5"> <text:s text:c="2"/>| <text:s text:c="2"/></text:span><text:span text:style-name="T3">x</text:span><text:span text:style-name="T5"> <text:s text:c="4"/>| <text:s text:c="2"/></text:span><text:span text:style-name="T3">xx</text:span><text:span text:style-name="T2"> <text:s text:c="4"/></text:span><text:span text:style-name="T5">|</text:span><text:span text:style-name="T14"> <text:s text:c="7"/></text:span><text:span text:style-name="T18">|</text:span><text:span text:style-name="T11"><text:tab/><text:tab/></text:span></text:p>
      <text:p text:style-name="P2"><text:s/><text:span text:style-name="T3">x</text:span> <text:s/><text:span text:style-name="T3">x</text:span> <text:s text:c="16"/><text:span text:style-name="T5">|-------</text:span><text:span text:style-name="T3">xx</text:span><text:span text:style-name="T5">----|---</text:span><text:span text:style-name="T3">xx</text:span><text:span text:style-name="T5"> 89\ <text:s text:c="4"/></text:span><text:span text:style-name="T3">x</text:span><text:span text:style-name="T4">x</text:span><text:span text:style-name="T5"> <text:s text:c="3"/>|</text:span><text:span text:style-name="T19"> <text:s text:c="2"/></text:span><text:span text:style-name="T5">| <text:s text:c="3"/></text:span><text:span text:style-name="T3">xx</text:span><text:span text:style-name="T5">---|---</text:span><text:span text:style-name="T3">x</text:span><text:span text:style-name="T5">-----|---</text:span><text:span text:style-name="T3">xx</text:span><text:span text:style-name="T5">-----|</text:span><text:span text:style-name="T14"> <text:s text:c="7"/></text:span><text:span text:style-name="T18">|</text:span><text:span text:style-name="T11"><text:tab/><text:tab/></text:span></text:p>
      <text:p text:style-name="P2"><text:s/><text:span text:style-name="T3">x</text:span> <text:span text:style-name="T3">xx</text:span> <text:s text:c="16"/><text:span text:style-name="T5">| <text:s text:c="6"/></text:span><text:span text:style-name="T3">xx</text:span><text:span text:style-name="T5"> 76 |90 </text:span><text:span text:style-name="T3">xx</text:span><text:span text:style-name="T5">----|-----</text:span><text:span text:style-name="T3">x</text:span><text:span text:style-name="T5"> 137 |</text:span><text:span text:style-name="T19"> <text:s/></text:span><text:span text:style-name="T5">| <text:s text:c="3"/></text:span><text:span text:style-name="T3">xx</text:span><text:span text:style-name="T5">146|192</text:span><text:span text:style-name="T3">x</text:span><text:span text:style-name="T5"> 191 |15 </text:span><text:span text:style-name="T3">xx</text:span><text:span text:style-name="T5"> 16 <text:s/>|</text:span><text:span text:style-name="T14"> <text:s text:c="7"/></text:span><text:span text:style-name="T18">|</text:span><text:span text:style-name="T11"><text:tab/><text:tab/></text:span></text:p>
      <text:p text:style-name="P2"><text:s/><text:span text:style-name="T3">xxx</text:span> <text:s text:c="17"/><text:span text:style-name="T5">| <text:s/>77 <text:s text:c="2"/></text:span><text:span text:style-name="T3">x</text:span><text:span text:style-name="T5">_____|____</text:span><text:span text:style-name="T3">x</text:span><text:span text:style-name="T5"> 87 | 135 </text:span><text:span text:style-name="T3">xx</text:span><text:span text:style-name="T5">____|</text:span><text:span text:style-name="T19"> <text:s/></text:span><text:span text:style-name="T5">|145 </text:span><text:span text:style-name="T3">xx</text:span><text:span text:style-name="T5">___| <text:s text:c="2"/></text:span><text:span text:style-name="T3">x</text:span><text:span text:style-name="T5">_____|---</text:span><text:span text:style-name="T3">x</text:span><text:span text:style-name="T5">------|</text:span><text:span text:style-name="T14"> <text:s text:c="7"/></text:span><text:span text:style-name="T18">|</text:span><text:span text:style-name="T11"><text:tab/><text:tab/></text:span></text:p>
      <text:p text:style-name="P2"><text:s/><text:span text:style-name="T3">xx</text:span> <text:s text:c="18"/><text:span text:style-name="T5">| <text:s text:c="6"/></text:span><text:span text:style-name="T3">x</text:span><text:span text:style-name="T5"> <text:s text:c="4"/>| 88 </text:span><text:span text:style-name="T3">x</text:span><text:span text:style-name="T5">____|_____</text:span><text:span text:style-name="T3">xx</text:span><text:span text:style-name="T5"> 138|</text:span><text:span text:style-name="T19"> <text:s/></text:span><text:span text:style-name="T5">| <text:s text:c="3"/></text:span><text:span text:style-name="T3">xx</text:span><text:span text:style-name="T5"> <text:s text:c="2"/>| <text:s text:c="2"/></text:span><text:span text:style-name="T3">xx</text:span><text:span text:style-name="T5"> <text:s text:c="3"/>|13 </text:span><text:span text:style-name="T3">x</text:span><text:span text:style-name="T5"> 14 <text:s text:c="2"/>|</text:span><text:span text:style-name="T14"> <text:s text:c="7"/></text:span><text:span text:style-name="T18">/</text:span><text:span text:style-name="T11"><text:tab/><text:tab/></text:span></text:p>
      <text:p text:style-name="P2"><text:s/><text:span text:style-name="T3">x</text:span> <text:s text:c="19"/><text:span text:style-name="T5">|______</text:span><text:span text:style-name="T3">xx</text:span><text:span text:style-name="T5"> 78 <text:s/>|____</text:span><text:span text:style-name="T3">xx</text:span><text:span text:style-name="T5"> <text:s text:c="3"/>| <text:s text:c="3"/></text:span><text:span text:style-name="T3">xx</text:span><text:span text:style-name="T5"> <text:s text:c="3"/>|</text:span><text:span text:style-name="T19"> <text:s/></text:span><text:span text:style-name="T5">|_____</text:span><text:span text:style-name="T3">x</text:span><text:span text:style-name="T5">144|___</text:span><text:span text:style-name="T3">xx</text:span><text:span text:style-name="T5"> 193| <text:s text:c="2"/></text:span><text:span text:style-name="T3">x</text:span><text:span text:style-name="T5">______|</text:span><text:span text:style-name="T14"> <text:s text:c="6"/></text:span><text:span text:style-name="T18">|<text:tab/><text:tab/><text:tab/></text:span></text:p>
      <text:p text:style-name="P2"><text:s/><text:span text:style-name="T3">x</text:span> <text:s text:c="19"/><text:span text:style-name="T5">| <text:s text:c="5"/></text:span><text:span text:style-name="T3">xx</text:span><text:span text:style-name="T5"> <text:s text:c="4"/>| <text:s text:c="3"/></text:span><text:span text:style-name="T3">xx</text:span><text:span text:style-name="T5"> 85 |139 </text:span><text:span text:style-name="T3">xx</text:span><text:span text:style-name="T5">-----|</text:span><text:span text:style-name="T19"> </text:span><text:span text:style-name="T5">| <text:s text:c="4"/></text:span><text:span text:style-name="T3">x</text:span><text:span text:style-name="T5"> <text:s text:c="2"/>| <text:s text:c="3"/></text:span><text:span text:style-name="T3">x</text:span><text:span text:style-name="T5">____|---</text:span><text:span text:style-name="T3">x</text:span><text:span text:style-name="T14"> <text:s text:c="13"/></text:span><text:span text:style-name="T18">|<text:tab/><text:tab/><text:tab/></text:span></text:p>
      <text:p text:style-name="P2"><text:s/><text:span text:style-name="T3">x</text:span> <text:s text:c="19"/><text:span text:style-name="T5">| <text:s/>79 <text:s/></text:span><text:span text:style-name="T3">xx</text:span><text:span text:style-name="T5">-----|86 <text:s text:c="2"/></text:span><text:span text:style-name="T3">x</text:span><text:span text:style-name="T5">____|_____</text:span><text:span text:style-name="T3">x</text:span><text:span text:style-name="T5"> <text:s text:c="4"/>|</text:span><text:span text:style-name="T19"> </text:span><text:span text:style-name="T5">| <text:s text:c="4"/></text:span><text:span text:style-name="T3">x</text:span><text:span text:style-name="T5">__ _| <text:s text:c="2"/></text:span><text:span text:style-name="T3">x</text:span><text:span text:style-name="T5"> <text:s/>12 <text:s text:c="2"/></text:span><text:span text:style-name="T3">xx</text:span><text:span text:style-name="T14"> </text:span><text:span text:style-name="T9">CAMP </text:span><text:span text:style-name="T14"><text:s text:c="8"/></text:span><text:span text:style-name="T18">|<text:tab/><text:tab/><text:tab/></text:span></text:p>
      <text:p text:style-name="P2"><text:s/><text:span text:style-name="T3">xxx</text:span> <text:s text:c="17"/><text:span text:style-name="T5">| <text:s text:c="5"/></text:span><text:span text:style-name="T3">xx</text:span><text:span text:style-name="T5"> 80 <text:s/>|-----</text:span><text:span text:style-name="T3">x</text:span><text:span text:style-name="T5"> <text:s text:c="3"/>| <text:s text:c="4"/></text:span><text:span text:style-name="T3">x</text:span><text:span text:style-name="T5"> 140 |</text:span><text:span text:style-name="T19"> </text:span><text:span text:style-name="T5">| 142 </text:span><text:span text:style-name="T3">x</text:span><text:span text:style-name="T5"> 143|194</text:span><text:span text:style-name="T3">x</text:span><text:span text:style-name="T5"> <text:s text:c="4"/></text:span><text:span text:style-name="T3">xxx</text:span><text:span text:style-name="T14"> <text:s/></text:span><text:span text:style-name="T9">STORE</text:span><text:span text:style-name="T14"> <text:s text:c="7"/></text:span><text:span text:style-name="T18">|<text:tab/><text:tab/><text:tab/></text:span></text:p>
      <text:p text:style-name="P2"><text:s/><text:span text:style-name="T3">x</text:span> <text:span text:style-name="T3">xxxx</text:span> <text:s text:c="14"/><text:span text:style-name="T5">|______</text:span><text:span text:style-name="T3">xx</text:span><text:span text:style-name="T5"> <text:s text:c="4"/>| 84 <text:s/></text:span><text:span text:style-name="T3">xx</text:span><text:span text:style-name="T5"> 83 |141 </text:span><text:span text:style-name="T3">x</text:span><text:span text:style-name="T5"> <text:s text:c="4"/>|</text:span><text:span text:style-name="T19"> </text:span><text:span text:style-name="T5">| <text:s text:c="4"/></text:span><text:span text:style-name="T3">x</text:span><text:span text:style-name="T5"> <text:s text:c="3"/>| <text:s text:c="2"/></text:span><text:span text:style-name="T3">xxxxxxx</text:span><text:span text:style-name="T14"> <text:s text:c="16"/></text:span><text:span text:style-name="T18">|<text:tab/><text:tab/><text:tab/></text:span></text:p>
      <text:p text:style-name="P2"><text:s/><text:span text:style-name="T3">x</text:span> <text:s text:c="2"/><text:span text:style-name="T3">xxxxxxxx</text:span> <text:s text:c="8"/><text:span text:style-name="T5">| <text:s/>81 <text:s/></text:span><text:span text:style-name="T3">xx</text:span><text:span text:style-name="T5">_____|_____</text:span><text:span text:style-name="T3">xx</text:span><text:span text:style-name="T5"> <text:s text:c="3"/>| <text:s text:c="3"/></text:span><text:span text:style-name="T3">x</text:span><text:span text:style-name="T5"> <text:s text:c="5"/>|</text:span><text:span text:style-name="T19"> </text:span><text:span text:style-name="T5">| <text:s text:c="3"/></text:span><text:span text:style-name="T3">x</text:span><text:span text:style-name="T5"> </text:span><text:span text:style-name="T3">x</text:span><text:span text:style-name="T4">x</text:span><text:span text:style-name="T3">xxxxxxx</text:span><text:span text:style-name="T5"> <text:s text:c="2"/>\</text:span><text:span text:style-name="T14"> <text:s text:c="17"/></text:span><text:span text:style-name="T18">|<text:tab/><text:tab/><text:tab/></text:span></text:p>
      <text:p text:style-name="P2"><text:s/><text:span text:style-name="T3">x</text:span> <text:s text:c="8"/><text:span text:style-name="T3">xxxxxxxx</text:span> <text:s text:c="2"/><text:span text:style-name="T5">| <text:s text:c="5"/></text:span><text:span text:style-name="T3">xx</text:span><text:span text:style-name="T5"> <text:s text:c="3"/>82 <text:s text:c="5"/></text:span><text:span text:style-name="T3">x</text:span><text:span text:style-name="T5"> <text:s text:c="3"/>| <text:s text:c="3"/></text:span><text:span text:style-name="T3">xx</text:span><text:span text:style-name="T5"> <text:s text:c="4"/>|</text:span><text:span text:style-name="T3">xxxxxxxxx</text:span><text:span text:style-name="T5">| <text:s text:c="5"/>\ 11 \</text:span><text:span text:style-name="T14"> <text:s text:c="16"/></text:span><text:span text:style-name="T18">|<text:tab/><text:tab/><text:tab/></text:span></text:p>
      <text:p text:style-name="P2"><text:s/><text:span text:style-name="T3">x</text:span> <text:s text:c="14"/><text:span text:style-name="T26">/</text:span><text:span text:style-name="T3">xxxxxxxxxxxxx</text:span><text:span text:style-name="T5"> <text:s text:c="11"/></text:span><text:span text:style-name="T3">x</text:span><text:span text:style-name="T5"> <text:s text:c="3"/>| </text:span><text:span text:style-name="T3">xxxxxxxxxxxx</text:span><text:span text:style-name="T14"> <text:s text:c="3"/></text:span><text:span text:style-name="T5">| <text:s text:c="2"/>| <text:s/>10 <text:s/>|____/</text:span><text:span text:style-name="T14"> <text:s text:c="17"/></text:span><text:span text:style-name="T18">\<text:tab/><text:tab/></text:span></text:p>
      <text:p text:style-name="P2"><text:s/><text:span text:style-name="T3">x</text:span> <text:s text:c="13"/><text:span text:style-name="T5">/ 1 <text:s/>/ <text:s text:c="3"/>/ </text:span><text:span text:style-name="T3">xxxxxxxxxxxxxxxxxxxxxxxx</text:span><text:span text:style-name="T5"> <text:s/>| <text:s text:c="2"/>|</text:span><text:span text:style-name="T14"> <text:s text:c="6"/></text:span><text:span text:style-name="T5">|9 <text:s/>|____---</text:span><text:span text:style-name="T14"> <text:s text:c="23"/></text:span><text:span text:style-name="T18">\<text:tab/><text:tab/></text:span></text:p>
      <text:p text:style-name="P2"><text:s/><text:span text:style-name="T3">x</text:span> <text:s text:c="12"/><text:span text:style-name="T5">/ <text:s text:c="4"/>/ 2 <text:s/>| <text:s/>3 <text:s/>| <text:s/>4 <text:s/>| 5 <text:s text:c="2"/>| 6 <text:s/>| 7 <text:s/>| 8 |</text:span><text:span text:style-name="T14"> <text:s text:c="6"/></text:span><text:span text:style-name="T5">----|</text:span><text:span text:style-name="T14"> <text:s text:c="30"/></text:span><text:span text:style-name="T18">|<text:tab/><text:tab/></text:span></text:p>
      <text:p text:style-name="P2"><text:s/><text:span text:style-name="T3">x</text:span> <text:s text:c="12"/><text:span text:style-name="T5"><text:s/>----|_____| <text:s text:c="4"/>| <text:s text:c="4"/>| <text:s text:c="4"/>| <text:s text:c="3"/>|____|_---</text:span><text:span text:style-name="T14"> <text:s text:c="43"/></text:span><text:span text:style-name="T18">\<text:tab/><text:tab/></text:span></text:p>
      <text:p text:style-name="P2"><text:span text:style-name="T3">xx</text:span> <text:s text:c="23"/><text:span text:style-name="T5">------|_____|_----|----|</text:span><text:span text:style-name="T14"> <text:s text:c="53"/></text:span><text:span text:style-name="T18">|<text:tab/><text:tab/></text:span></text:p>
      <text:p text:style-name="P4"><text:s text:c="38"/>___________________________ <text:s text:c="17"/>| <text:s text:c="12"/></text:p>
      <text:p text:style-name="P1"><text:span text:style-name="T8"><text:s text:c="19"/>___________________</text:span>| <text:s text:c="4"/>| <text:s text:c="3"/>| <text:s text:c="3"/>| <text:s text:c="3"/>| <text:s text:c="3"/>/___ <text:s text:c="15"/>\<text:span text:style-name="T10"> <text:s text:c="6"/></text:span><text:s text:c="7"/></text:p>
      <text:p text:style-name="P1"><text:span text:style-name="T8"><text:s text:c="19"/></text:span>| <text:s text:c="2"/>| <text:s text:c="2"/>| <text:s text:c="2"/>| <text:s/>| <text:s text:c="2"/>| 47 <text:s/>| 46 | 45 | 44 /43 /42 /CABIN <text:s text:c="11"/>\<text:span text:style-name="T10"> <text:s text:c="5"/></text:span><text:s text:c="6"/></text:p>
      <text:p text:style-name="P1"><text:span text:style-name="T8"><text:s text:c="19"/></text:span>|52 |51 |50 |49| 48| <text:s text:c="4"/>| <text:s text:c="3"/>| <text:s text:c="3"/>| <text:s text:c="2"/>/ <text:s text:c="2"/>/ <text:s text:c="2"/>/<text:span text:style-name="T1"> <text:s/>___ </text:span><text:s text:c="13"/>\<text:span text:style-name="T10"> <text:s text:c="4"/></text:span><text:s/></text:p>
      <text:p text:style-name="P1"><text:span text:style-name="T8"><text:s text:c="19"/></text:span>| <text:s text:c="2"/>| <text:s text:c="2"/>| <text:s text:c="2"/>| <text:s/>|<text:span text:style-name="T3">xxxxxxxxxxxxxxxxxxxxxxxxxxxxxxx</text:span><text:span text:style-name="T1"> <text:s/></text:span>/ <text:s text:c="2"/>\ <text:s text:c="13"/>|<text:span text:style-name="T10"> <text:s text:c="3"/></text:span><text:s text:c="2"/></text:p>
      <text:p text:style-name="P1"><text:span text:style-name="T8"><text:s text:c="17"/></text:span><text:span text:style-name="T3">xxxxxxxxxxxxxxxxxxx</text:span>110| <text:s text:c="3"/><text:span text:style-name="T3">x</text:span> 111|169 <text:span text:style-name="T3">xx</text:span> 171 <text:span text:style-name="T3">x</text:span> <text:s text:c="2"/><text:span text:style-name="T3">xxx</text:span> 40__\ <text:s text:c="12"/>|<text:span text:style-name="T10"> <text:s text:c="3"/></text:span><text:s text:c="3"/></text:p>
      <text:p text:style-name="P1"><text:span text:style-name="T8"><text:s text:c="11"/></text:span><text:span text:style-name="T3">xxxxxxxxxx</text:span><text:span text:style-name="T8"> </text:span>| <text:s text:c="3"/><text:span text:style-name="T3">x</text:span>\_53___<text:span text:style-name="T3">x</text:span>___|112 <text:span text:style-name="T3">x</text:span>___/|____<text:span text:style-name="T3">x</text:span>______<text:span text:style-name="T3">x</text:span>_41__<text:span text:style-name="T3">xx</text:span>_/ <text:s text:c="2"/>\ <text:s text:c="11"/>\<text:span text:style-name="T10"> <text:s text:c="3"/></text:span><text:s text:c="3"/></text:p>
      <text:p text:style-name="P1"><text:span text:style-name="T8"><text:s text:c="11"/></text:span><text:span text:style-name="T3">xxx</text:span><text:span text:style-name="T8"> <text:s text:c="7"/></text:span>| 55 <text:span text:style-name="T3">x</text:span> <text:s text:c="2"/>| <text:s text:c="2"/><text:span text:style-name="T3">x</text:span> <text:s text:c="2"/>|___ <text:span text:style-name="T3">x</text:span>113|<text:span text:style-name="T8"> </text:span>|167<text:span text:style-name="T3">x</text:span> <text:s text:c="5"/><text:span text:style-name="T3">x</text:span> <text:s text:c="2"/>| <text:s/><text:span text:style-name="T3">xx</text:span> 38 _| <text:s text:c="11"/>\<text:span text:style-name="T10"> <text:s text:c="2"/></text:span><text:s text:c="3"/></text:p>
      <text:p text:style-name="P1"><text:span text:style-name="T8"><text:s text:c="10"/></text:span><text:span text:style-name="T3">xx</text:span><text:span text:style-name="T8"> <text:s text:c="9"/></text:span>|____<text:span text:style-name="T3">x</text:span>54 |109<text:span text:style-name="T3">x</text:span>108| <text:s text:c="2"/><text:span text:style-name="T3">xx</text:span>___|<text:span text:style-name="T8"> </text:span>|___<text:span text:style-name="T3">x</text:span>__170_<text:span text:style-name="T3">x</text:span>172| 39<text:span text:style-name="T3">xx</text:span>__/ <text:s/>| <text:s text:c="10"/>|<text:span text:style-name="T10"> <text:s text:c="2"/></text:span><text:s text:c="2"/></text:p>
      <text:p text:style-name="P1"><text:span text:style-name="T8"><text:s text:c="9"/></text:span><text:span text:style-name="T3">xx</text:span><text:span text:style-name="T8"> <text:s text:c="10"/></text:span>| <text:s text:c="3"/><text:span text:style-name="T3">x</text:span>___|___<text:span text:style-name="T3">x</text:span> <text:s text:c="2"/>| <text:s text:c="2"/><text:span text:style-name="T3">x</text:span>114 |<text:span text:style-name="T8"> </text:span>|165<text:span text:style-name="T3">x</text:span> 168 <text:s/><text:span text:style-name="T3">x</text:span>173 |___<text:span text:style-name="T3">xx</text:span> 36 | <text:s text:c="11"/>\ <text:s text:c="4"/></text:p>
      <text:p text:style-name="P1"><text:span text:style-name="T8"><text:s text:c="8"/></text:span><text:span text:style-name="T3">xx</text:span><text:span text:style-name="T8"> <text:s text:c="11"/></text:span>|57 <text:s/><text:span text:style-name="T3">x</text:span>56 |107<text:span text:style-name="T3">x</text:span>___|115<text:span text:style-name="T3">x</text:span>____|<text:span text:style-name="T8"> </text:span>|___<text:span text:style-name="T3">x</text:span>_____<text:span text:style-name="T3">xx</text:span>____|37 <text:span text:style-name="T3">x</text:span>_____| <text:s text:c="11"/>| <text:s text:c="4"/></text:p>
      <text:p text:style-name="P1"><text:span text:style-name="T8"><text:s text:c="7"/></text:span><text:span text:style-name="T3">xxx</text:span><text:span text:style-name="T8"> <text:s text:c="11"/></text:span>|____<text:span text:style-name="T3">x</text:span>___|___<text:span text:style-name="T3">x</text:span>105|___<text:span text:style-name="T3">x</text:span>116 |<text:span text:style-name="T8"> </text:span>|___<text:span text:style-name="T3">x</text:span> <text:s text:c="4"/><text:span text:style-name="T3">xx</text:span>174 | <text:s text:c="2"/><text:span text:style-name="T3">xx</text:span><text:span text:style-name="T1">_____</text:span> <text:s text:c="11"/>| <text:s text:c="5"/></text:p>
      <text:p text:style-name="P1"><text:span text:style-name="T8"><text:s text:c="7"/></text:span><text:span text:style-name="T3">xx</text:span><text:span text:style-name="T8"> <text:s text:c="12"/></text:span>|59 <text:s/><text:span text:style-name="T3">x</text:span>58 |106<text:span text:style-name="T3">x</text:span> <text:s text:c="2"/>/ <text:s text:c="2"/><text:span text:style-name="T3">x</text:span>____|<text:span text:style-name="T8"> </text:span>|163<text:span text:style-name="T3">x</text:span>__166_<text:span text:style-name="T3">x</text:span>---------<text:span text:style-name="T3">x</text:span> 34 <text:s/>| <text:s text:c="10"/>| <text:s text:c="3"/></text:p>
      <text:p text:style-name="P1"><text:span text:style-name="T8"><text:s text:c="7"/></text:span><text:span text:style-name="T3">xx</text:span><text:span text:style-name="T8"> <text:s text:c="12"/></text:span>|____<text:span text:style-name="T3">x</text:span>___|___<text:span text:style-name="T3">x</text:span>__|118 <text:span text:style-name="T3">x</text:span>117 |<text:span text:style-name="T8"> </text:span>|___<text:span text:style-name="T3">x</text:span> <text:s/>164 <text:span text:style-name="T3">x</text:span> 175 |35 <text:span text:style-name="T3">x</text:span>_____| <text:s text:c="10"/>| <text:s text:c="4"/></text:p>
      <text:p text:style-name="P1"><text:span text:style-name="T8"><text:s text:c="7"/></text:span><text:span text:style-name="T3">xx</text:span><text:span text:style-name="T8"> <text:s text:c="12"/></text:span>| <text:s text:c="3"/><text:span text:style-name="T3">x</text:span>60 |104<text:span text:style-name="T3">x</text:span> <text:s/>|____<text:span text:style-name="T3">x</text:span>____|<text:span text:style-name="T8"> </text:span>|161<text:span text:style-name="T3">x</text:span> ______<text:span text:style-name="T3">x</text:span> 176|33 <text:span text:style-name="T3">xx</text:span> 32 <text:s/>| <text:s text:c="9"/>| <text:s text:c="4"/></text:p>
      <text:p text:style-name="P1"><text:span text:style-name="T8"><text:s text:c="7"/></text:span><text:span text:style-name="T3">x</text:span><text:span text:style-name="T8"> <text:s text:c="13"/></text:span>|61 <text:s/><text:span text:style-name="T3">x</text:span>___|__<text:span text:style-name="T3">xx</text:span>102| <text:s text:c="2"/><text:span text:style-name="T3">x</text:span>_119|<text:span text:style-name="T8"> </text:span>|___<text:span text:style-name="T3">xx</text:span> 162 <text:s/><text:span text:style-name="T3">xx</text:span>____|___<text:span text:style-name="T3">xx</text:span>____| <text:s text:c="10"/>\ <text:s/></text:p>
      <text:p text:style-name="P1"><text:span text:style-name="T8"><text:s text:c="7"/></text:span><text:span text:style-name="T3">x</text:span><text:span text:style-name="T8"> <text:s text:c="13"/></text:span>|____<text:span text:style-name="T3">x</text:span> 62|103<text:span text:style-name="T3">x</text:span> <text:s/>|121 <text:span text:style-name="T3">x</text:span>120-|<text:span text:style-name="T8"> </text:span>|159<text:span text:style-name="T3">xx</text:span>_______<text:span text:style-name="T3">x</text:span>177 \31 <text:s/><text:span text:style-name="T3">x</text:span> 30 | <text:s text:c="11"/>|</text:p>
      <text:p text:style-name="P1"><text:span text:style-name="T8"><text:s text:c="6"/></text:span><text:span text:style-name="T3">xx</text:span><text:span text:style-name="T8"> <text:s text:c="13"/></text:span>| 63 <text:span text:style-name="T3">x</text:span>___|___<text:span text:style-name="T3">x</text:span>__|____<text:span text:style-name="T3">x</text:span>____|<text:span text:style-name="T8"> </text:span>\___<text:span text:style-name="T3">xx</text:span> <text:s/>160 <text:s/><text:span text:style-name="T3">xx</text:span>--------<text:span text:style-name="T3">x</text:span>----| <text:s text:c="10"/>/ </text:p>
      <text:p text:style-name="P1"><text:span text:style-name="T8"><text:s text:c="6"/></text:span><text:span text:style-name="T3">xx</text:span><text:span text:style-name="T8"> <text:s text:c="13"/></text:span>|____<text:span text:style-name="T3">x</text:span> 64|101<text:span text:style-name="T3">x</text:span>100|123<text:span text:style-name="T3">x</text:span>122 |<text:span text:style-name="T8"> <text:s/></text:span>| <text:s text:c="2"/><text:span text:style-name="T3">x</text:span>________<text:span text:style-name="T3">x</text:span>178 |29 <text:span text:style-name="T3">x</text:span> 28 <text:s/>| <text:s text:c="8"/>/ <text:s text:c="4"/></text:p>
      <text:p text:style-name="P1"><text:span text:style-name="T8"><text:s text:c="6"/></text:span><text:span text:style-name="T3">xx</text:span><text:span text:style-name="T8"> <text:s text:c="13"/></text:span>| <text:s text:c="3"/><text:span text:style-name="T3">x</text:span>---|---<text:span text:style-name="T3">x</text:span>___|___<text:span text:style-name="T3">x</text:span>----|<text:span text:style-name="T8"> <text:s/></text:span>|158<text:span text:style-name="T3">x</text:span> <text:s text:c="8"/><text:span text:style-name="T3">x</text:span>---| <text:s text:c="2"/><text:span text:style-name="T3">x</text:span>-----| <text:s text:c="7"/>/ <text:s text:c="5"/></text:p>
      <text:p text:style-name="P1"><text:span text:style-name="T8"><text:s text:c="6"/></text:span><text:span text:style-name="T3">xx</text:span><text:span text:style-name="T8"> <text:s text:c="13"/></text:span>| 65 <text:span text:style-name="T3">x</text:span>66 |99 <text:span text:style-name="T3">x</text:span> <text:s text:c="2"/>| <text:s text:c="2"/><text:span text:style-name="T3">x</text:span>124 |<text:span text:style-name="T8"> <text:s/></text:span>|___<text:span text:style-name="T3">x</text:span> <text:s text:c="8"/><text:span text:style-name="T3">x</text:span>179|---<text:span text:style-name="T3">xx</text:span> 26 | <text:s text:c="6"/>/ <text:s text:c="6"/></text:p>
      <text:p text:style-name="P1"><text:span text:style-name="T8"><text:s text:c="6"/></text:span><text:span text:style-name="T3">xx</text:span><text:span text:style-name="T8"> <text:s text:c="13"/></text:span>|____<text:span text:style-name="T3">x</text:span>-------<text:span text:style-name="T3">x</text:span>98 |125<text:span text:style-name="T3">x</text:span>----|<text:span text:style-name="T8"> <text:s/></text:span>|157<text:span text:style-name="T3">xx</text:span> <text:s text:c="8"/><text:span text:style-name="T3">x</text:span>180|27 <text:span text:style-name="T3">x</text:span>----| <text:s text:c="6"/>| <text:s text:c="5"/></text:p>
      <text:p text:style-name="P1"><text:span text:style-name="T8"><text:s text:c="6"/></text:span><text:span text:style-name="T3">xx</text:span><text:span text:style-name="T8"> <text:s text:c="13"/></text:span>|67 <text:s/><text:span text:style-name="T3">x</text:span> <text:s text:c="6"/><text:span text:style-name="T3">xx</text:span>__|___<text:span text:style-name="T3">x</text:span>126 |<text:span text:style-name="T8"> <text:s/></text:span>|____<text:span text:style-name="T3">x</text:span> <text:s/>BATH <text:s text:c="2"/><text:span text:style-name="T3">x</text:span>___|___<text:span text:style-name="T3">x</text:span> <text:span text:style-name="T1"><text:s text:c="6"/></text:span><text:s text:c="5"/>| <text:s text:c="5"/></text:p>
      <text:p text:style-name="P1"><text:span text:style-name="T8"><text:s text:c="6"/></text:span><text:span text:style-name="T3">xx</text:span><text:span text:style-name="T8"> <text:s text:c="13"/></text:span>|____<text:span text:style-name="T3">x</text:span> BATH <text:s/><text:span text:style-name="T3">xx</text:span>PLAY <text:s/><text:span text:style-name="T3">x</text:span>----|<text:span text:style-name="T1"> <text:s text:c="2"/>____</text:span><text:span text:style-name="T3">x</text:span> <text:s/>ROOM <text:s text:c="3"/><text:span text:style-name="T3">x</text:span> <text:s text:c="2"/>| <text:s/><text:span text:style-name="T3">xx</text:span>----| <text:s text:c="5"/>\ <text:s text:c="6"/></text:p>
      <text:p text:style-name="P1"><text:span text:style-name="T8"><text:s text:c="6"/></text:span><text:span text:style-name="T3">xx</text:span><text:span text:style-name="T8"> <text:s text:c="14"/></text:span>| <text:s text:c="2"/><text:span text:style-name="T3">x</text:span> ROOM <text:s/><text:span text:style-name="T3">xx</text:span>GROUND<text:span text:style-name="T3">x</text:span><text:span text:style-name="T1">-----|</text:span><text:span text:style-name="T8"> <text:s/></text:span>|155<text:span text:style-name="T3">x</text:span> <text:s text:c="9"/><text:span text:style-name="T3">x</text:span>181|25 <text:span text:style-name="T3">x</text:span> 24 | <text:s text:c="6"/>| <text:s text:c="6"/></text:p>
      <text:p text:style-name="P1"><text:span text:style-name="T8"><text:s text:c="6"/></text:span><text:span text:style-name="T3">xx</text:span><text:span text:style-name="T8"> <text:s text:c="14"/></text:span>|68 <text:span text:style-name="T3">x</text:span> <text:s text:c="7"/><text:span text:style-name="T3">x</text:span>HORSE <text:span text:style-name="T3">x</text:span> 127 |<text:span text:style-name="T8"> <text:s/></text:span>|___<text:span text:style-name="T3">xx</text:span>_________<text:span text:style-name="T3">x</text:span>__ | <text:s text:c="2"/><text:span text:style-name="T3">x</text:span> <text:s text:c="3"/>| <text:s text:c="6"/>| <text:s text:c="5"/></text:p>
      <text:p text:style-name="P1"><text:span text:style-name="T8"><text:s text:c="6"/></text:span><text:span text:style-name="T3">xx</text:span><text:span text:style-name="T8"> <text:s text:c="14"/></text:span>|___<text:span text:style-name="T3">x</text:span> <text:s text:c="7"/><text:span text:style-name="T3">x</text:span>SHOES <text:span text:style-name="T3">x</text:span>-----|<text:span text:style-name="T8"> <text:s/></text:span>|153 <text:span text:style-name="T3">x</text:span> 156|183 <text:span text:style-name="T3">x</text:span>182|---<text:span text:style-name="T3">x</text:span>----| <text:s text:c="6"/>| <text:s text:c="5"/></text:p>
      <text:p text:style-name="P1"><text:span text:style-name="T8"><text:s text:c="6"/></text:span><text:span text:style-name="T3">xxx</text:span><text:span text:style-name="T8"> <text:s text:c="13"/></text:span>| <text:s text:c="3"/><text:span text:style-name="T3">x</text:span>_______<text:span text:style-name="T3">x</text:span> <text:s text:c="2"/>|129<text:span text:style-name="T3">x</text:span>128_|<text:span text:style-name="T8"> <text:s text:c="2"/></text:span>|___<text:span text:style-name="T3">x</text:span>____|___<text:span text:style-name="T3">xx</text:span>__||23 <text:span text:style-name="T3">x</text:span> 22 | <text:s text:c="6"/>| <text:s text:c="3"/></text:p>
      <text:p text:style-name="P1"><text:span text:style-name="T8"><text:s text:c="6"/></text:span><text:span text:style-name="T3">xx</text:span><text:span text:style-name="T8"> </text:span><text:span text:style-name="T3">x</text:span><text:span text:style-name="T8"> <text:s text:c="12"/></text:span>| 69 <text:span text:style-name="T3">xx</text:span>70|96 <text:span text:style-name="T3">x</text:span> <text:span text:style-name="T12">97|</text:span> <text:s text:c="2"/><text:span text:style-name="T3">x</text:span>130 <text:s/>|<text:span text:style-name="T8"> <text:s/></text:span>|---<text:span text:style-name="T3">x</text:span> 154|184<text:span text:style-name="T3">xx</text:span>185| <text:s text:c="2"/><text:span text:style-name="T3">x</text:span> <text:s text:c="3"/>| <text:s text:c="6"/>| <text:s text:c="4"/></text:p>
      <text:p text:style-name="P1"><text:span text:style-name="T8"><text:s text:c="6"/></text:span><text:span text:style-name="T3">xx</text:span><text:span text:style-name="T8"> <text:s/></text:span><text:span text:style-name="T3">x</text:span><text:span text:style-name="T8"> <text:s text:c="11"/></text:span>|-----<text:span text:style-name="T3">x</text:span>__|___<text:span text:style-name="T3">xx</text:span>--|___<text:span text:style-name="T3">x</text:span>_____|<text:span text:style-name="T8"> <text:s/></text:span>|151<text:span text:style-name="T3">xx</text:span>___|___<text:span text:style-name="T3">x</text:span> <text:s text:c="2"/>|----<text:span text:style-name="T3">x</text:span>----| <text:s text:c="6"/>| <text:s text:c="4"/></text:p>
      <text:p text:style-name="P1"><text:span text:style-name="T8"><text:s text:c="6"/></text:span><text:span text:style-name="T3">xx</text:span><text:span text:style-name="T8"> <text:s/></text:span><text:span text:style-name="T3">x</text:span><text:span text:style-name="T8"> <text:s text:c="11"/></text:span>| 71 <text:s/><text:span text:style-name="T3">x</text:span>72 |94 <text:span text:style-name="T3">x</text:span>95 | <text:s/><text:span text:style-name="T3">x</text:span> 132 |<text:span text:style-name="T8"> <text:s/></text:span>|----<text:span text:style-name="T3">x</text:span>152|186<text:span text:style-name="T3">x</text:span>___|21 <text:s/><text:span text:style-name="T3">x</text:span>20 <text:s/>/ <text:s text:c="6"/>/ <text:s text:c="6"/></text:p>
      <text:p text:style-name="P1"><text:span text:style-name="T8"><text:s text:c="6"/></text:span><text:span text:style-name="T3">xx</text:span><text:span text:style-name="T8"> <text:s/></text:span><text:span text:style-name="T3">x</text:span><text:span text:style-name="T8"> <text:s/>CAMPER <text:s text:c="3"/></text:span>|_____<text:span text:style-name="T3">x</text:span>___|___<text:span text:style-name="T3">x</text:span>---|131<text:span text:style-name="T3">x</text:span>____|<text:span text:style-name="T8"> <text:s/></text:span>|149 <text:span text:style-name="T3">x</text:span>___|___<text:span text:style-name="T3">x</text:span>187|----<text:span text:style-name="T3">x</text:span>___| PLAY <text:s/>| <text:s text:c="5"/></text:p>
      <text:p text:style-name="P1"><text:span text:style-name="T8"><text:s text:c="6"/></text:span><text:span text:style-name="T3">xx</text:span><text:span text:style-name="T8"> <text:s/></text:span><text:span text:style-name="T3">x</text:span><text:span text:style-name="T8"> <text:s/>SANITATION</text:span>| <text:s text:c="4"/><text:span text:style-name="T3">xx</text:span>74|92 <text:span text:style-name="T3">x</text:span>93 | <text:s text:c="2"/><text:span text:style-name="T3">x</text:span> 134 |<text:span text:style-name="T8"> <text:s/></text:span>|---<text:span text:style-name="T3">x</text:span>150|188<text:span text:style-name="T3">x</text:span> <text:s text:c="2"/>|19 <text:span text:style-name="T3">xx</text:span> 18| GROUND| <text:s text:c="4"/></text:p>
      <text:p text:style-name="P1"><text:span text:style-name="T8"><text:s text:c="6"/></text:span><text:span text:style-name="T3">xx</text:span><text:span text:style-name="T8"> <text:s/></text:span><text:span text:style-name="T3">x</text:span><text:span text:style-name="T8"> <text:s/>STATION <text:s text:c="2"/></text:span>| 73 <text:s text:c="2"/><text:span text:style-name="T3">x</text:span>--|---<text:span text:style-name="T3">x</text:span> <text:s text:c="2"/>|----<text:span text:style-name="T3">x</text:span>----|<text:span text:style-name="T8"> <text:s/></text:span>|147<text:span text:style-name="T3">x</text:span>---|---<text:span text:style-name="T3">x</text:span>---|---<text:span text:style-name="T3">xx</text:span> <text:s text:c="2"/>| <text:s text:c="6"/>| <text:s text:c="8"/></text:p>
      <text:p text:style-name="P1"><text:span text:style-name="T8"><text:s text:c="6"/></text:span><text:span text:style-name="T3">xx</text:span><text:span text:style-name="T8"> </text:span><text:span text:style-name="T3">x</text:span><text:span text:style-name="T8"> <text:s text:c="12"/></text:span>| <text:s text:c="5"/><text:span text:style-name="T3">x</text:span>75 |91<text:span text:style-name="T3">xx</text:span>---|133<text:span text:style-name="T3">x</text:span> 136|<text:span text:style-name="T8"> <text:s/></text:span>| <text:s text:c="2"/><text:span text:style-name="T3">x</text:span>148|190<text:span text:style-name="T3">x</text:span>189|17 <text:span text:style-name="T3">x</text:span>____| <text:s text:c="6"/>| <text:s text:c="4"/></text:p>
      <text:p text:style-name="P1"><text:span text:style-name="T8"><text:s text:c="6"/></text:span><text:span text:style-name="T3">xx</text:span><text:span text:style-name="T8"> </text:span><text:span text:style-name="T3">x</text:span><text:span text:style-name="T8"> <text:s text:c="12"/></text:span>|------<text:span text:style-name="T3">x</text:span>---|---<text:span text:style-name="T3">x</text:span>89 | <text:s text:c="3"/><text:span text:style-name="T3">x</text:span>---|<text:span text:style-name="T8"> <text:s/></text:span>|----<text:span text:style-name="T3">x</text:span>--|---<text:span text:style-name="T3">x</text:span>---|---<text:span text:style-name="T3">x</text:span>----| <text:s text:c="6"/>| <text:s text:c="5"/></text:p>
      <text:p text:style-name="P1"><text:span text:style-name="T8"><text:s text:c="6"/></text:span><text:span text:style-name="T3">xxx</text:span><text:span text:style-name="T8"> <text:s text:c="13"/></text:span>| <text:s text:c="5"/><text:span text:style-name="T3">x</text:span>76 |90 <text:span text:style-name="T3">x</text:span>---|----<text:span text:style-name="T3">x</text:span>137 \<text:span text:style-name="T8"> </text:span>| <text:s text:c="3"/><text:span text:style-name="T3">x</text:span>146| <text:s/><text:span text:style-name="T3">x</text:span>191|15 <text:span text:style-name="T3">x</text:span> 16 | <text:s text:c="6"/>/ <text:s text:c="5"/></text:p>
      <text:p text:style-name="P1"><text:span text:style-name="T8"><text:s text:c="6"/></text:span><text:span text:style-name="T3">xx</text:span><text:span text:style-name="T8"> <text:s text:c="14"/></text:span>| <text:s/>77 <text:s/><text:span text:style-name="T3">x</text:span>___|___<text:span text:style-name="T3">x</text:span> 87| 135<text:span text:style-name="T3">xx</text:span>___|<text:span text:style-name="T8"> </text:span>|145 <text:span text:style-name="T3">x</text:span>__|192<text:span text:style-name="T3">x</text:span>___|---<text:span text:style-name="T3">x</text:span>----| <text:s text:c="5"/>| <text:s text:c="6"/></text:p>
      <text:p text:style-name="P1"><text:span text:style-name="T8"><text:s text:c="6"/></text:span><text:span text:style-name="T3">xx</text:span><text:span text:style-name="T8"> <text:s text:c="14"/></text:span>| <text:s text:c="4"/><text:span text:style-name="T3">xx</text:span> <text:s text:c="2"/>|88 <text:span text:style-name="T3">x</text:span>----|----<text:span text:style-name="T3">x</text:span>138|<text:span text:style-name="T8"> </text:span>|____<text:span text:style-name="T3">x</text:span>144|__<text:span text:style-name="T3">x</text:span>193|13 <text:span text:style-name="T3">x</text:span> 14 | <text:s text:c="5"/>| <text:s text:c="6"/></text:p>
      <text:p text:style-name="P1"><text:span text:style-name="T8"><text:s text:c="6"/></text:span><text:span text:style-name="T3">x</text:span><text:span text:style-name="T8"> <text:s text:c="15"/></text:span>|-----<text:span text:style-name="T3">x</text:span> 78 |----<text:span text:style-name="T3">x</text:span>85 |139 <text:span text:style-name="T3">x</text:span>___|<text:span text:style-name="T8"> </text:span>| <text:s text:c="3"/><text:span text:style-name="T3">x</text:span> <text:s text:c="2"/>| <text:s/><text:span text:style-name="T3">x</text:span> <text:s text:c="2"/>|__<text:span text:style-name="T3">xx</text:span>----| <text:s text:c="5"/>| <text:s text:c="5"/></text:p>
      <text:p text:style-name="P1"><text:span text:style-name="T8"><text:s text:c="6"/></text:span><text:span text:style-name="T3">x</text:span><text:span text:style-name="T8"> <text:s text:c="15"/></text:span>| 79 <text:s/><text:span text:style-name="T3">x</text:span>----| 86 <text:span text:style-name="T3">x</text:span>---|----<text:span text:style-name="T3">x</text:span> <text:s text:c="2"/>|<text:span text:style-name="T8"> </text:span>| <text:s text:c="3"/><text:span text:style-name="T3">x</text:span>___| <text:s/><text:span text:style-name="T3">x</text:span>---| <text:s/><text:span text:style-name="T3">x</text:span> CAMP <text:s text:c="6"/>| <text:s text:c="6"/></text:p>
      <text:p text:style-name="P1"><text:span text:style-name="T8"><text:s text:c="6"/></text:span><text:span text:style-name="T3">xxxx</text:span><text:span text:style-name="T8"> <text:s text:c="12"/></text:span>| <text:s text:c="4"/><text:span text:style-name="T3">x</text:span> 80 |----<text:span text:style-name="T3">x</text:span> <text:s text:c="2"/>| <text:s text:c="3"/><text:span text:style-name="T3">x</text:span>140|<text:span text:style-name="T8"> </text:span>|142<text:span text:style-name="T3">x</text:span>143|194<text:span text:style-name="T3">x</text:span> 12 <text:s/><text:span text:style-name="T3">xx</text:span> STORE <text:s text:c="5"/>| <text:s text:c="6"/></text:p>
      <text:p text:style-name="P1"><text:span text:style-name="T8"><text:s text:c="6"/></text:span><text:span text:style-name="T3">x</text:span><text:span text:style-name="T8"> </text:span><text:span text:style-name="T3">xxxx</text:span><text:span text:style-name="T8"> <text:s text:c="10"/></text:span>|-----<text:span text:style-name="T3">x</text:span>____| 84 <text:span text:style-name="T3">x</text:span> 83 |141<text:span text:style-name="T3">x</text:span> <text:s text:c="2"/>|<text:span text:style-name="T8"> </text:span>| <text:s text:c="2"/><text:span text:style-name="T3">x</text:span> <text:s text:c="2"/>| <text:s/><text:span text:style-name="T3">xxxxxxxx</text:span> <text:s text:c="12"/>| <text:s text:c="5"/></text:p>
      <text:p text:style-name="P1"><text:span text:style-name="T8"><text:s text:c="6"/></text:span><text:span text:style-name="T3">x</text:span><text:span text:style-name="T8"> <text:s text:c="4"/></text:span><text:span text:style-name="T3">xxxxxxx</text:span><text:span text:style-name="T8"> <text:s text:c="3"/></text:span>| 81 <text:s/><text:span text:style-name="T3">x</text:span> <text:s text:c="3"/>|-----<text:span text:style-name="T3">x</text:span> <text:s text:c="2"/>| <text:s text:c="2"/><text:span text:style-name="T3">x</text:span> <text:s text:c="2"/>|<text:span text:style-name="T8"> </text:span>| <text:s/><text:span text:style-name="T3">xxxxxxxxxx</text:span>| 11\ CAMP <text:s text:c="8"/>\ <text:s text:c="6"/></text:p>
      <text:p text:style-name="P1"><text:span text:style-name="T8"><text:s text:c="6"/></text:span><text:span text:style-name="T3">x</text:span><text:span text:style-name="T8"> <text:s text:c="9"/></text:span><text:span text:style-name="T3">xxxxxxxxxx</text:span> <text:s/><text:span text:style-name="T3">x</text:span> <text:s text:c="3"/>82 <text:s text:c="3"/><text:span text:style-name="T3">x</text:span> <text:s text:c="2"/>| <text:s/><text:span text:style-name="T3">xxxxxxxxxxx</text:span>| 9 | 10 \ <text:s text:c="3"/>\HOST <text:s text:c="9"/>| <text:s text:c="5"/></text:p>
      <text:p text:style-name="P1"><text:span text:style-name="T8"><text:s text:c="6"/></text:span><text:span text:style-name="T3">x</text:span><text:span text:style-name="T8"> <text:s text:c="10"/></text:span>/ 1 / <text:s text:c="2"/><text:span text:style-name="T3">xxxxxxxxxxxxxxxxxxxxxxx</text:span>|8 | <text:s text:c="4"/>|___|____/ --/ <text:s text:c="14"/>| <text:s text:c="5"/></text:p>
      <text:p text:style-name="P1"><text:span text:style-name="T8"><text:s text:c="6"/></text:span><text:span text:style-name="T3">x</text:span><text:span text:style-name="T8"> <text:s text:c="10"/></text:span>|___| 2 | 3 <text:s/>| 4 <text:s/>| 5 <text:s/>| 6 | 7 |__| <text:s text:c="33"/>\ <text:s text:c="5"/></text:p>
      <text:p text:style-name="P1"><text:span text:style-name="T8"><text:s text:c="6"/></text:span><text:span text:style-name="T3">x</text:span><text:span text:style-name="T8"> <text:s text:c="14"/></text:span>----|----|____|____|---|---| <text:s text:c="37"/>\ 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13:33:28.972084611</meta:creation-date>
    <dc:date>2020-01-15T09:56:46.367567306</dc:date>
    <meta:editing-duration>PT50M5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2" meta:paragraph-count="107" meta:word-count="1420" meta:character-count="10709" meta:non-whitespace-character-count="4739"/>
  </office:meta>
</office:document-meta>
</file>